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26cm" svg:stroke-color="#000000" draw:fill="bitmap" draw:fill-image-name="msFillBitmap_20_1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7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8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solid" svg:stroke-width="0.035cm" svg:stroke-color="#9c3510" draw:fill="solid" draw:fill-color="#d34817" draw:textarea-vertical-align="middle" draw:auto-grow-height="false" draw:fit-to-size="false" fo:min-height="4.262cm" fo:min-width="12.2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1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497cm" fo:min-width="11.14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none" draw:fill="none" fo:min-height="18.152cm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1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26cm" svg:stroke-color="#000000" draw:fill="bitmap" draw:fill-image-name="msFillBitmap_20_1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1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1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notes">
      <style:graphic-properties draw:fill-color="#ffffff" fo:min-height="13.364cm"/>
    </style:style>
    <style:style style:name="pr3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8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top="0.226cm" fo:margin-bottom="0cm" fo:line-height="100%" fo:text-align="start" style:punctuation-wrap="hanging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4" style:family="paragraph">
      <loext:graphic-properties draw:fill="bitmap" draw:fill-image-name="msFillBitmap_20_1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20%" fo:text-align="start" style:writing-mode="lr-tb"/>
    </style:style>
    <style:style style:name="P17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lr-tb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cm" fo:margin-bottom="0cm" fo:line-height="90%" fo:text-align="start" style:writing-mode="lr-tb"/>
    </style:style>
    <style:style style:name="P27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5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36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38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41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42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43" style:family="paragraph">
      <loext:graphic-properties draw:fill="bitmap" draw:fill-image-name="msFillBitmap_20_15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ourier New1" fo:font-size="18pt" fo:hyphenate="false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loext:graphic-properties draw:fill="bitmap" draw:fill-image-name="msFillBitmap_20_1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1.693cm" fo:margin-right="0cm" fo:margin-top="0cm" fo:margin-bottom="0cm" fo:line-height="90%" fo:text-align="start" fo:text-indent="-1.692cm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bitmap" draw:fill-image-name="msFillBitmap_20_1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9" style:family="paragraph">
      <loext:graphic-properties draw:fill="bitmap" draw:fill-image-name="msFillBitmap_20_18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0" style:family="paragraph">
      <loext:graphic-properties draw:fill="bitmap" draw:fill-image-name="msFillBitmap_20_1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1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size-asian="32pt" style:font-style-asian="italic" style:font-weight-asian="normal" style:font-name-complex="Arial3" style:font-size-complex="32pt" style:font-style-complex="italic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8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size-asian="27pt" style:font-style-asian="normal" style:font-weight-asian="normal" style:font-name-complex="Courier New1" style:font-size-complex="2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30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7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5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 </text:span><text:span text:style-name="T1">v</text:span><text:span text:style-name="T1">a</text:span><text:span text:style-name="T1">r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 Box 3" draw:style-name="gr2" draw:text-style-name="P8" draw:layer="layout" svg:width="23.132cm" svg:height="14.847cm" svg:x="0.816cm" svg:y="3.409cm">
          <text:list text:style-name="L3">
            <text:list-item>
              <text:p text:style-name="P7"><text:span text:style-name="T4">A </text:span><text:span text:style-name="T5">reference</text:span><text:span text:style-name="T4"> is an alias – </text:span><text:span text:style-name="T4"><text:line-break/></text:span><text:span text:style-name="T4"> <text:s/>an alternative name to an existing obje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,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 </text:span><text:span text:style-name="T2">(</text:span><text:span text:style-name="T2">n</text:span><text:span text:style-name="T2">o</text:span><text:span text:style-name="T2">t </text:span><text:span text:style-name="T2">a </text:span><text:span text:style-name="T2">u</text:span><text:span text:style-name="T2">s</text:span><text:span text:style-name="T2">e</text:span><text:span text:style-name="T2">f</text:span><text:span text:style-name="T2">u</text:span><text:span text:style-name="T2">l </text:span><text:span text:style-name="T2">o</text:span><text:span text:style-name="T2">n</text:span><text:span text:style-name="T2">e</text:span><text:span text:style-name="T2">)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 Box 3" draw:style-name="gr2" draw:text-style-name="P8" draw:layer="layout" svg:width="23.132cm" svg:height="14.847cm" svg:x="0.816cm" svg:y="3.409cm">
          <text:list text:style-name="L3">
            <text:list-item>
              <text:p text:style-name="P7"><text:span text:style-name="T4">A </text:span><text:span text:style-name="T5">reference</text:span><text:span text:style-name="T4"> is an alias – </text:span><text:span text:style-name="T4"><text:line-break/></text:span><text:span text:style-name="T4"> <text:s/>an alternative name to an existing object</text:span></text:p>
            </text:list-item>
          </text:list>
          <text:p text:style-name="P9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/text:span><text:span text:style-name="T9"><text:line-break/></text:span><text:span text:style-name="T9"> <text:s text:c="11"/>// initialized only </text:span></text:p>
          <text:p text:style-name="P9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,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 </text:span><text:span text:style-name="T2">(</text:span><text:span text:style-name="T2">n</text:span><text:span text:style-name="T2">o</text:span><text:span text:style-name="T2">t </text:span><text:span text:style-name="T2">a </text:span><text:span text:style-name="T2">u</text:span><text:span text:style-name="T2">s</text:span><text:span text:style-name="T2">e</text:span><text:span text:style-name="T2">f</text:span><text:span text:style-name="T2">u</text:span><text:span text:style-name="T2">l </text:span><text:span text:style-name="T2">o</text:span><text:span text:style-name="T2">n</text:span><text:span text:style-name="T2">e</text:span><text:span text:style-name="T2">)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 Box 3" draw:style-name="gr2" draw:text-style-name="P8" draw:layer="layout" svg:width="23.132cm" svg:height="14.847cm" svg:x="0.816cm" svg:y="3.409cm">
          <text:list text:style-name="L3">
            <text:list-item>
              <text:p text:style-name="P7"><text:span text:style-name="T4">A </text:span><text:span text:style-name="T5">reference</text:span><text:span text:style-name="T4"> is an alias – </text:span><text:span text:style-name="T4"><text:line-break/></text:span><text:span text:style-name="T4"> <text:s/>an alternative name to an existing object</text:span></text:p>
            </text:list-item>
          </text:list>
          <text:p text:style-name="P9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/text:span><text:span text:style-name="T9"><text:line-break/></text:span><text:span text:style-name="T9"> <text:s text:c="11"/>// initialized only </text:span></text:p>
          <text:p text:style-name="P9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6">int</text:span><text:span text:style-name="T7">* k = </text:span><text:span text:style-name="T6">new</text:span><text:span text:style-name="T7"> </text:span><text:span text:style-name="T6">int</text:span><text:span text:style-name="T7">(); </text:span><text:span text:style-name="T7"><text:line-break/></text:span><text:span text:style-name="T7">j = k; </text:span><text:span text:style-name="T10">// error k is a pointer </text:span><text:span text:style-name="T9"><text:line-break/></text:span><text:span text:style-name="T7">j = *k; </text:span><text:span text:style-name="T9">// ok j and i equals to *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8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T</text:span><text:span text:style-name="T2">h</text:span><text:span text:style-name="T2">e </text:span><text:span text:style-name="T2">f</text:span><text:span text:style-name="T2">a</text:span><text:span text:style-name="T2">m</text:span><text:span text:style-name="T2">o</text:span><text:span text:style-name="T2">u</text:span><text:span text:style-name="T2">s </text:span><text:span text:style-name="T2">s</text:span><text:span text:style-name="T2">w</text:span><text:span text:style-name="T2">a</text:span><text:span text:style-name="T2">p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1">// C version </text:span><text:span text:style-name="T11"><text:line-break/></text:span><text:span text:style-name="T12">void</text:span><text:span text:style-name="T13"> swap </text:span></text:p>
            <text:p text:style-name="P10"><text:span text:style-name="T13"><text:s text:c="5"/></text:span><text:span text:style-name="T13">(</text:span><text:span text:style-name="T12">int</text:span><text:span text:style-name="T13"> *a, </text:span><text:span text:style-name="T12">int</text:span><text:span text:style-name="T13"> *b) </text:span><text:span text:style-name="T13"><text:line-break/></text:span><text:span text:style-name="T13">{ </text:span><text:span text:style-name="T13"><text:line-break/></text:span><text:span text:style-name="T13">   </text:span><text:span text:style-name="T12">int</text:span><text:span text:style-name="T13"> t = *a; </text:span><text:span text:style-name="T13"><text:line-break/></text:span><text:span text:style-name="T13">   *a = *b; </text:span><text:span text:style-name="T13"><text:line-break/></text:span><text:span text:style-name="T13">   *b = t; </text:span><text:span text:style-name="T13"><text:line-break/></text:span><text:span text:style-name="T13">} </text:span><text:span text:style-name="T13"><text:line-break/></text:span><text:span text:style-name="T13"><text:line-break/></text:span><text:span text:style-name="T13"><text:line-break/></text:span><text:span text:style-name="T13"/></text:p>
            <text:p text:style-name="P10"><text:span text:style-name="T13"><text:line-break/></text:span><text:span text:style-name="T13"/></text:p>
          </draw:text-box>
        </draw:frame>
        <draw:custom-shape draw:name="Text Box 4" draw:style-name="gr4" draw:text-style-name="P8" draw:layer="layout" svg:width="12.673cm" svg:height="12.955cm" svg:x="12.171cm" svg:y="2.54cm">
          <text:p text:style-name="P12"><text:span text:style-name="T14">// C++ version </text:span><text:span text:style-name="T14"><text:line-break/></text:span><text:span text:style-name="T15">void</text:span><text:span text:style-name="T16"> swap </text:span></text:p>
          <text:p text:style-name="P12"><text:span text:style-name="T16"><text:s text:c="5"/></text:span><text:span text:style-name="T16">(</text:span><text:span text:style-name="T15">int</text:span><text:span text:style-name="T16"> &amp;a, </text:span><text:span text:style-name="T15">int</text:span><text:span text:style-name="T16"> &amp;b) </text:span><text:span text:style-name="T16"><text:line-break/></text:span><text:span text:style-name="T16">{ </text:span><text:span text:style-name="T16"><text:line-break/></text:span><text:span text:style-name="T16">   </text:span><text:span text:style-name="T15">int</text:span><text:span text:style-name="T16"> t = a; </text:span><text:span text:style-name="T16"><text:line-break/></text:span><text:span text:style-name="T16">   a = b; </text:span><text:span text:style-name="T16"><text:line-break/></text:span><text:span text:style-name="T16">   b = t; </text:span><text:span text:style-name="T16"><text:line-break/></text:span><text:span text:style-name="T16">} </text:span><text:span text:style-name="T16"><text:line-break/></text:span><text:span text:style-name="T16"><text:line-break/></text:span><text:span text:style-name="T16"/></text:p>
          <text:p text:style-name="P12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8" draw:layer="layout" svg:x1="12.17cm" svg:y1="3.175cm" svg:x2="12.171cm" svg:y2="10.583cm">
          <text:p/>
        </draw:line>
        <draw:custom-shape draw:name="Rectangle 7" draw:style-name="gr6" draw:text-style-name="P14" draw:layer="layout" svg:width="23.917cm" svg:height="6.552cm" svg:x="0.635cm" svg:y="11.853cm">
          <text:list text:style-name="L5">
            <text:list-item>
              <text:p text:style-name="P13"><text:span text:style-name="T18">More intuitive syntax</text:span></text:p>
            </text:list-item>
            <text:list-item>
              <text:p text:style-name="P13"><text:span text:style-name="T18">No pointer arithmetic mistakes</text:span></text:p>
            </text:list-item>
            <text:list-item>
              <text:p text:style-name="P13"><text:span text:style-name="T18">Ref variables are actually const pointers (standard implementation)</text:span></text:p>
            </text:list-item>
            <text:list-item>
              <text:p text:style-name="P13"><text:span text:style-name="T18">Must be initialized in their declaration (initialization list), like const vari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y Value" draw:style-name="dp1" draw:master-page-name="כותרת_20_ותוכן" presentation:presentation-page-layout-name="AL2T11" xml:id="id6" draw:id="id6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B</text:span><text:span text:style-name="T2">y 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frame draw:name="מציין מיקום תוכן 2" presentation:style-name="pr6" draw:text-style-name="P11" draw:layer="layout" svg:width="21.589cm" svg:height="12.699cm" svg:x="2.54cm" svg:y="5.292cm" presentation:class="outline" presentation:user-transformed="true">
          <draw:text-box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>“</text:span><text:span text:style-name="T19">By value” arguments cannot be changed!</text:span></text:p>
            <text:p text:style-name="P15"><text:span text:style-name="T19"/></text:p>
          </draw:text-box>
        </draw:frame>
        <draw:custom-shape draw:name="TextBox 3" draw:style-name="gr7" draw:text-style-name="P17" draw:layer="layout" svg:width="12.487cm" svg:height="12.274cm" svg:x="6.35cm" svg:y="3.81cm">
          <text:p text:style-name="P16"><text:span text:style-name="T20">void</text:span><text:span text:style-name="T21"> swap(</text:span><text:span text:style-name="T20">int</text:span><text:span text:style-name="T21"> a, </text:span><text:span text:style-name="T20">int</text:span><text:span text:style-name="T21"> b) </text:span><text:span text:style-name="T21"><text:line-break/></text:span><text:span text:style-name="T21">{ </text:span><text:span text:style-name="T21"><text:line-break/></text:span><text:span text:style-name="T21">   </text:span><text:span text:style-name="T20">int</text:span><text:span text:style-name="T21"> temp = a; </text:span><text:span text:style-name="T21"><text:line-break/></text:span><text:span text:style-name="T21">   a = b; </text:span><text:span text:style-name="T21"><text:line-break/></text:span><text:span text:style-name="T21">   b = temp; </text:span><text:span text:style-name="T21"><text:line-break/></text:span><text:span text:style-name="T21">} </text:span><text:span text:style-name="T21"><text:line-break/></text:span><text:span text:style-name="T20">int</text:span><text:span text:style-name="T21"> main() </text:span><text:span text:style-name="T21"><text:line-break/></text:span><text:span text:style-name="T21">{ </text:span><text:span text:style-name="T21"><text:line-break/></text:span><text:span text:style-name="T21">   </text:span><text:span text:style-name="T20">int</text:span><text:span text:style-name="T21"> x=</text:span><text:span text:style-name="T22">3</text:span><text:span text:style-name="T21">, y=</text:span><text:span text:style-name="T22">7</text:span><text:span text:style-name="T21">; </text:span><text:span text:style-name="T21"><text:line-break/></text:span><text:span text:style-name="T21">   swap(x, y); </text:span><text:span text:style-name="T21"><text:line-break/></text:span><text:span text:style-name="T21">   </text:span><text:span text:style-name="T23">// still x == 3, y == 7 ! </text:span><text:span text:style-name="T23"><text:line-break/></text:span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4" presentation:style-name="pr4" draw:text-style-name="P18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7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24"><text:page-number>&lt;number&gt;</text:page-number></text:span></text:p>
            </draw:text-box>
          </draw:frame>
        </presentation:notes>
      </draw:page>
      <draw:page draw:name="The famous swap:&#10;std::swap later in the course" draw:style-name="dp1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3" draw:text-style-name="P2" draw:layer="layout" svg:width="23.706cm" svg:height="1.776cm" svg:x="0.847cm" svg:y="2.117cm" presentation:class="title" presentation:user-transformed="true">
          <draw:text-box>
            <text:p text:style-name="P4"><text:span text:style-name="T2">T</text:span><text:span text:style-name="T2">h</text:span><text:span text:style-name="T2">e </text:span><text:span text:style-name="T2">f</text:span><text:span text:style-name="T2">a</text:span><text:span text:style-name="T2">m</text:span><text:span text:style-name="T2">o</text:span><text:span text:style-name="T2">u</text:span><text:span text:style-name="T2">s </text:span><text:span text:style-name="T2">s</text:span><text:span text:style-name="T2">w</text:span><text:span text:style-name="T2">a</text:span><text:span text:style-name="T2">p</text:span><text:span text:style-name="T2">:</text:span><text:span text:style-name="T2"><text:line-break/></text:span><text:span text:style-name="T2">s</text:span><text:span text:style-name="T2">t</text:span><text:span text:style-name="T2">d</text:span><text:span text:style-name="T2">::</text:span><text:span text:style-name="T2">s</text:span><text:span text:style-name="T2">w</text:span><text:span text:style-name="T2">a</text:span><text:span text:style-name="T2">p </text:span><text:span text:style-name="T2">l</text:span><text:span text:style-name="T2">a</text:span><text:span text:style-name="T2">t</text:span><text:span text:style-name="T2">e</text:span><text:span text:style-name="T2">r </text:span><text:span text:style-name="T2">i</text:span><text:span text:style-name="T2">n </text:span><text:span text:style-name="T2">t</text:span><text:span text:style-name="T2">h</text:span><text:span text:style-name="T2">e </text:span><text:span text:style-name="T2">c</text:span><text:span text:style-name="T2">o</text:span><text:span text:style-name="T2">u</text:span><text:span text:style-name="T2">r</text:span><text:span text:style-name="T2">s</text:span><text:span text:style-name="T2">e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8" draw:id="id8">
        <office:forms form:automatic-focus="false" form:apply-design-mode="false"/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r </text:span><text:span text:style-name="T2">v</text:span><text:span text:style-name="T2">s </text:span><text:span text:style-name="T2">n</text:span><text:span text:style-name="T2">o</text:span><text:span text:style-name="T2">n</text:span><text:span text:style-name="T2">-</text:span><text:span text:style-name="T2">c</text:span><text:span text:style-name="T2">o</text:span><text:span text:style-name="T2">n</text:span><text:span text:style-name="T2">s</text:span><text:span text:style-name="T2">t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9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/></text:p>
            <text:p text:style-name="P15"><text:span text:style-name="T19">References can be used as output parameters, </text:span></text:p>
            <text:p text:style-name="P15"><text:span text:style-name="T19">similar to pointers.</text:span></text:p>
            <text:p text:style-name="P15"><text:span text:style-name="T19">Pros:</text:span></text:p>
            <text:list text:style-name="L6">
              <text:list-item>
                <text:p text:style-name="P15"><text:span text:style-name="T19">It is hard to have reference to undefined value </text:span></text:p>
              </text:list-item>
              <text:list-item>
                <text:p text:style-name="P15"><text:span text:style-name="T19">The syntax inside the function is clearer</text:span></text:p>
              </text:list-item>
            </text:list>
            <text:p text:style-name="P15"><text:span text:style-name="T19">Cons:</text:span></text:p>
            <text:list text:continue-numbering="true" text:style-name="L6">
              <text:list-item>
                <text:p text:style-name="P15"><text:span text:style-name="T19">You can’t see what you are doing at call site (but this shouldn’t be a problem if the function is named right and documented)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9" draw:id="id9">
        <office:forms form:automatic-focus="false" form:apply-design-mode="false"/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r </text:span><text:span text:style-name="T2">v</text:span><text:span text:style-name="T2">s </text:span><text:span text:style-name="T2">n</text:span><text:span text:style-name="T2">o</text:span><text:span text:style-name="T2">n</text:span><text:span text:style-name="T2">-</text:span><text:span text:style-name="T2">c</text:span><text:span text:style-name="T2">o</text:span><text:span text:style-name="T2">n</text:span><text:span text:style-name="T2">s</text:span><text:span text:style-name="T2">t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9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/></text:p>
            <text:p text:style-name="P15"><text:span text:style-name="T19">As a convention always order argument, in first out last.</text:span></text:p>
            <text:p text:style-name="P15"><text:span text:style-name="T19"/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1" draw:master-page-name="כותרת_20_ותוכן" presentation:presentation-page-layout-name="AL2T11" xml:id="id10" draw:id="id10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L</text:span><text:span text:style-name="T2">v</text:span><text:span text:style-name="T2">a</text:span><text:span text:style-name="T2">l</text:span><text:span text:style-name="T2">u</text:span><text:span text:style-name="T2">e </text:span><text:span text:style-name="T2">&amp;</text:span><text:span text:style-name="T2"> </text:span><text:span text:style-name="T2">R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2">int</text:span><text:span text:style-name="T13"> a=1; </text:span><text:span text:style-name="T13"><text:line-break/></text:span><text:span text:style-name="T13">a=</text:span><text:span text:style-name="T25">5</text:span><text:span text:style-name="T13">; </text:span><text:span text:style-name="T11">// Lvalue = Rvalue, Ok </text:span><text:span text:style-name="T11"><text:line-break/></text:span><text:span text:style-name="T13">a=a; </text:span><text:span text:style-name="T11">// Lvalue = Lvalue, Ok </text:span><text:span text:style-name="T11"><text:line-break/></text:span><text:span text:style-name="T25">5</text:span><text:span text:style-name="T13">=a; </text:span><text:span text:style-name="T11">// Rvalue = Lvalue Comp. error </text:span><text:span text:style-name="T11"><text:line-break/></text:span><text:span text:style-name="T25">5</text:span><text:span text:style-name="T13">=</text:span><text:span text:style-name="T25">5</text:span><text:span text:style-name="T13">; </text:span><text:span text:style-name="T11">// Rvalue = Rvalue Comp. error </text:span></text:p>
            <text:p text:style-name="P10"><text:span text:style-name="T26"/></text:p>
            <text:p text:style-name="P10"><text:span text:style-name="T26">Lvalues</text:span><text:span text:style-name="T19">: variables, references <text:s/>…</text:span></text:p>
            <text:p text:style-name="P10"><text:span text:style-name="T26">Rvalues</text:span><text:span text:style-name="T19">: numbers, temporaries</text:span><text:span text:style-name="T26"> </text:span><text:span text:style-name="T19">…</text:span></text:p>
            <text:p text:style-name="P10"><text:span text:style-name="T27"/></text:p>
            <text:p text:style-name="P10"><text:span text:style-name="T19">Temporary: A result of expression that isn't stored – a+5 creates a temporary int with value 6.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11" draw:id="id11">
        <office:forms form:automatic-focus="false" form:apply-design-mode="false"/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</text:span><text:span text:style-name="T2">/</text:span><text:span text:style-name="T2">L </text:span><text:span text:style-name="T2">v</text:span><text:span text:style-name="T2">a</text:span><text:span text:style-name="T2">l</text:span><text:span text:style-name="T2">u</text:span><text:span text:style-name="T2">e </text:span><text:span text:style-name="T2">a</text:span><text:span text:style-name="T2">n</text:span><text:span text:style-name="T2">d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>non-const Reference – only to a non const Lvalue.</text:span></text:p>
            <text:p text:style-name="P15"><text:span text:style-name="T19">const reference – to both Lvalue and Rvalue</text:span></text:p>
            <text:p text:style-name="P22"><text:span text:style-name="T12">int</text:span><text:span text:style-name="T13"> lv=</text:span><text:span text:style-name="T25">1</text:span><text:span text:style-name="T13">; </text:span><text:span text:style-name="T13"><text:line-break/></text:span><text:span text:style-name="T12">const</text:span><text:span text:style-name="T13"> </text:span><text:span text:style-name="T12">int</text:span><text:span text:style-name="T13"> clv=</text:span><text:span text:style-name="T25">2</text:span><text:span text:style-name="T13">; </text:span><text:span text:style-name="T13"><text:line-break/></text:span><text:span text:style-name="T12">int</text:span><text:span text:style-name="T13">&amp; lvr1=lv; </text:span><text:span text:style-name="T13"><text:line-break/></text:span><text:span text:style-name="T12">int</text:span><text:span text:style-name="T13">&amp; lvr2=lv+</text:span><text:span text:style-name="T25">1</text:span><text:span text:style-name="T13">; </text:span><text:span text:style-name="T28">//error! </text:span><text:span text:style-name="T28"><text:line-break/></text:span><text:span text:style-name="T12">int</text:span><text:span text:style-name="T13">&amp; lvr3=clv; <text:s/></text:span><text:span text:style-name="T28">//error!</text:span><text:span text:style-name="T28"><text:line-break/></text:span><text:span text:style-name="T12">const</text:span><text:span text:style-name="T13"> </text:span><text:span text:style-name="T12">int</text:span><text:span text:style-name="T13">&amp; cr1=clv; </text:span><text:span text:style-name="T13"><text:line-break/></text:span><text:span text:style-name="T12">const</text:span><text:span text:style-name="T13"> </text:span><text:span text:style-name="T12">int</text:span><text:span text:style-name="T13">&amp; cr2=</text:span><text:span text:style-name="T25">5</text:span><text:span text:style-name="T13">+</text:span><text:span text:style-name="T25">5</text:span><text:span text:style-name="T13">;</text:span></text:p>
            <text:p text:style-name="P22"><text:span text:style-name="T13"/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12" draw:id="id12">
        <office:forms form:automatic-focus="false" form:apply-design-mode="false"/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</text:span><text:span text:style-name="T2">/</text:span><text:span text:style-name="T2">L </text:span><text:span text:style-name="T2">v</text:span><text:span text:style-name="T2">a</text:span><text:span text:style-name="T2">l</text:span><text:span text:style-name="T2">u</text:span><text:span text:style-name="T2">e </text:span><text:span text:style-name="T2">a</text:span><text:span text:style-name="T2">n</text:span><text:span text:style-name="T2">d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>non-const Reference – only to a non const Lvalue.</text:span></text:p>
            <text:p text:style-name="P15"><text:span text:style-name="T19">const reference – to both Lvalue and Rvalue</text:span></text:p>
            <text:p text:style-name="P22"><text:span text:style-name="T12">int</text:span><text:span text:style-name="T13"> lv=</text:span><text:span text:style-name="T25">1</text:span><text:span text:style-name="T13">; </text:span><text:span text:style-name="T13"><text:line-break/></text:span><text:span text:style-name="T12">const</text:span><text:span text:style-name="T13"> </text:span><text:span text:style-name="T12">int</text:span><text:span text:style-name="T13"> clv=</text:span><text:span text:style-name="T25">2</text:span><text:span text:style-name="T13">; </text:span><text:span text:style-name="T13"><text:line-break/></text:span><text:span text:style-name="T12">int</text:span><text:span text:style-name="T13">&amp; lvr1=lv; </text:span><text:span text:style-name="T13"><text:line-break/></text:span><text:span text:style-name="T12">int</text:span><text:span text:style-name="T13">&amp; lvr2=lv+</text:span><text:span text:style-name="T25">1</text:span><text:span text:style-name="T13">; </text:span><text:span text:style-name="T28">//error! </text:span><text:span text:style-name="T28"><text:line-break/></text:span><text:span text:style-name="T12">int</text:span><text:span text:style-name="T13">&amp; lvr3=clv; <text:s/></text:span><text:span text:style-name="T28">//error!</text:span><text:span text:style-name="T28"><text:line-break/></text:span><text:span text:style-name="T12">const</text:span><text:span text:style-name="T13"> </text:span><text:span text:style-name="T12">int</text:span><text:span text:style-name="T13">&amp; cr1=clv; </text:span><text:span text:style-name="T13"><text:line-break/></text:span><text:span text:style-name="T12">const</text:span><text:span text:style-name="T13"> </text:span><text:span text:style-name="T12">int</text:span><text:span text:style-name="T13">&amp; cr2=</text:span><text:span text:style-name="T25">5</text:span><text:span text:style-name="T13">+</text:span><text:span text:style-name="T25">5</text:span><text:span text:style-name="T13">; // This is useful for</text:span></text:p>
            <text:p text:style-name="P22"><text:span text:style-name="T13"><text:s text:c="20"/></text:span><text:span text:style-name="T13">// Functions arguments </text:span></text:p>
            <text:p text:style-name="P22"><text:span text:style-name="T13"/></text:p>
          </draw:text-box>
        </draw:frame>
        <draw:custom-shape draw:name="מלבן 5" draw:style-name="gr8" draw:text-style-name="P8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1" draw:master-page-name="כותרת_20_ותוכן" presentation:presentation-page-layout-name="AL2T11" xml:id="id13" draw:id="id13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L</text:span><text:span text:style-name="T2">v</text:span><text:span text:style-name="T2">a</text:span><text:span text:style-name="T2">l</text:span><text:span text:style-name="T2">u</text:span><text:span text:style-name="T2">e </text:span><text:span text:style-name="T2">&amp;</text:span><text:span text:style-name="T2"> </text:span><text:span text:style-name="T2">R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2">int</text:span><text:span text:style-name="T13"> a=1; </text:span><text:span text:style-name="T13"><text:line-break/></text:span><text:span text:style-name="T13">a=</text:span><text:span text:style-name="T25">5</text:span><text:span text:style-name="T13">; </text:span><text:span text:style-name="T11">// Lvalue = Rvalue, Ok </text:span><text:span text:style-name="T11"><text:line-break/></text:span><text:span text:style-name="T13">a=a; </text:span><text:span text:style-name="T11">// Lvalue = Lvalue, Ok </text:span><text:span text:style-name="T11"><text:line-break/></text:span><text:span text:style-name="T25">5</text:span><text:span text:style-name="T13">=a; </text:span><text:span text:style-name="T11">// Rvalue = Lvalue Comp. error </text:span><text:span text:style-name="T11"><text:line-break/></text:span><text:span text:style-name="T25">5</text:span><text:span text:style-name="T13">=</text:span><text:span text:style-name="T25">5</text:span><text:span text:style-name="T13">; </text:span><text:span text:style-name="T11">// Rvalue = Rvalue Comp. error </text:span></text:p>
            <text:p text:style-name="P10"><text:span text:style-name="T26"/></text:p>
            <text:p text:style-name="P10"><text:span text:style-name="T26">Lvalues</text:span><text:span text:style-name="T19">: varibales, refernces (non const!) …</text:span></text:p>
            <text:p text:style-name="P10"><text:span text:style-name="T26">Rvalues</text:span><text:span text:style-name="T19">: const variables refernces, numbers, temporaries</text:span><text:span text:style-name="T26"> </text:span><text:span text:style-name="T19">…</text:span></text:p>
            <text:p text:style-name="P10"><text:span text:style-name="T27"/></text:p>
            <text:p text:style-name="P10"><text:span text:style-name="T19">Temporary: A result of expression that isn't stored – a+5 creates a temporary int with value 6.</text:span></text:p>
          </draw:text-box>
        </draw:frame>
        <draw:custom-shape draw:name="מלבן מעוגל 4" draw:style-name="gr9" draw:text-style-name="P24" draw:layer="layout" svg:width="22.647cm" svg:height="12.487cm" svg:x="1.376cm" svg:y="3.281cm">
          <text:p text:style-name="P23"><text:span text:style-name="T29">Reference – only to Lvalue</text:span></text:p>
          <text:p text:style-name="P23"><text:span text:style-name="T29">Const Reference – to Lvalue &amp; Rvalue</text:span></text:p>
          <text:p text:style-name="P23"><text:span text:style-name="T29"/></text:p>
          <text:p text:style-name="P23"><text:span text:style-name="T29">C++11:</text:span></text:p>
          <text:p text:style-name="P23"><text:span text:style-name="T29">Rvalue reference (&amp;&amp; used for </text:span></text:p>
          <text:p text:style-name="P23"><text:span text:style-name="T29">move ctor and assignments)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 xml:id="id14" draw:id="id14">
        <draw:frame draw:name="Rectangle 2" presentation:style-name="pr3" draw:text-style-name="P2" draw:layer="layout" svg:width="23.706cm" svg:height="1.988cm" svg:x="0.847cm" svg:y="0.763cm" presentation:class="title" presentation:user-transformed="true">
          <draw:text-box>
            <text:p text:style-name="P4"><text:span text:style-name="T30">A </text:span><text:span text:style-name="T30">f</text:span><text:span text:style-name="T30">a</text:span><text:span text:style-name="T30">n</text:span><text:span text:style-name="T30">c</text:span><text:span text:style-name="T30">y </text:span><text:span text:style-name="T30">w</text:span><text:span text:style-name="T30">a</text:span><text:span text:style-name="T30">y </text:span><text:span text:style-name="T30">t</text:span><text:span text:style-name="T30">o </text:span><text:span text:style-name="T30">p</text:span><text:span text:style-name="T30">a</text:span><text:span text:style-name="T30">s</text:span><text:span text:style-name="T30">s </text:span><text:span text:style-name="T30">a</text:span><text:span text:style-name="T30">r</text:span><text:span text:style-name="T30">g</text:span><text:span text:style-name="T30">u</text:span><text:span text:style-name="T30">m</text:span><text:span text:style-name="T30">e</text:span><text:span text:style-name="T30">n</text:span><text:span text:style-name="T30">t</text:span><text:span text:style-name="T30">s </text:span><text:span text:style-name="T30">t</text:span><text:span text:style-name="T30">o </text:span><text:span text:style-name="T30">f</text:span><text:span text:style-name="T30">u</text:span><text:span text:style-name="T30">n</text:span><text:span text:style-name="T30">c</text:span><text:span text:style-name="T30">ti</text:span><text:span text:style-name="T30">o</text:span><text:span text:style-name="T30">n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15"><text:span text:style-name="T31">// Pass by value </text:span><text:span text:style-name="T31"><text:line-break/></text:span><text:span text:style-name="T32">void</text:span><text:span text:style-name="T33"> foo (</text:span><text:span text:style-name="T32">int</text:span><text:span text:style-name="T33"> a) </text:span><text:span text:style-name="T33"><text:line-break/></text:span><text:span text:style-name="T33">{ </text:span><text:span text:style-name="T33"><text:line-break/></text:span><text:span text:style-name="T33">   ... </text:span><text:span text:style-name="T33"><text:line-break/></text:span><text:span text:style-name="T33">} </text:span><text:span text:style-name="T33"><text:line-break/></text:span><text:span text:style-name="T31">// Pass by pointer </text:span><text:span text:style-name="T31"><text:line-break/></text:span><text:span text:style-name="T32">void</text:span><text:span text:style-name="T33"> foo (</text:span><text:span text:style-name="T32">int</text:span><text:span text:style-name="T33"> *pa) </text:span><text:span text:style-name="T33"><text:line-break/></text:span><text:span text:style-name="T33">{ </text:span><text:span text:style-name="T33"><text:line-break/></text:span><text:span text:style-name="T33">   ... </text:span><text:span text:style-name="T33"><text:line-break/></text:span><text:span text:style-name="T33">}</text:span></text:p>
          </draw:text-box>
        </draw:frame>
        <draw:custom-shape draw:name="Text Box 4" draw:style-name="gr4" draw:text-style-name="P8" draw:layer="layout" svg:width="12.673cm" svg:height="5.843cm" svg:x="12.171cm" svg:y="2.991cm">
          <text:p text:style-name="P12"><text:span text:style-name="T14">// pass by const ref </text:span><text:span text:style-name="T14"><text:line-break/></text:span><text:span text:style-name="T15">void</text:span><text:span text:style-name="T16"> foo (</text:span><text:span text:style-name="T15">const</text:span><text:span text:style-name="T16"> </text:span><text:span text:style-name="T15">int</text:span><text:span text:style-name="T16"> &amp;a) </text:span><text:span text:style-name="T16"><text:line-break/></text:span><text:span text:style-name="T16">{ </text:span><text:span text:style-name="T16"><text:line-break/></text:span><text:span text:style-name="T16">   ... </text:span><text:span text:style-name="T16"><text:line-break/></text:span><text:span text:style-name="T1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8" draw:layer="layout" svg:x1="12.17cm" svg:y1="3.175cm" svg:x2="12.171cm" svg:y2="10.583cm">
          <text:p/>
        </draw:line>
        <draw:custom-shape draw:name="Rectangle 7" draw:style-name="gr10" draw:text-style-name="P25" draw:layer="layout" svg:width="22.564cm" svg:height="3.888cm" svg:x="1.248cm" svg:y="14.517cm">
          <text:list text:style-name="L5">
            <text:list-item>
              <text:p text:style-name="P13"><text:span text:style-name="T34">Avoid copying objects, 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 xml:id="id15" draw:id="id15"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</text:span><text:span text:style-name="T2">e</text:span><text:span text:style-name="T2">t</text:span><text:span text:style-name="T2">u</text:span><text:span text:style-name="T2">r</text:span><text:span text:style-name="T2">n </text:span><text:span text:style-name="T2">a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 </text:span><text:span text:style-name="T2">t</text:span><text:span text:style-name="T2">o </text:span><text:span text:style-name="T2">v</text:span><text:span text:style-name="T2">a</text:span><text:span text:style-name="T2">ri</text:span><text:span text:style-name="T2">a</text:span><text:span text:style-name="T2">b</text:span><text:span text:style-name="T2">l</text:span><text:span text:style-name="T2">e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3.706cm" svg:height="15.874cm" svg:x="0.847cm" svg:y="2.963cm" presentation:class="outline" presentation:user-transformed="true">
          <draw:text-box>
            <text:p text:style-name="P15"><text:span text:style-name="T32">class</text:span><text:span text:style-name="T33"> Buffer </text:span><text:span text:style-name="T33"><text:line-break/></text:span><text:span text:style-name="T33">{ </text:span><text:span text:style-name="T33"><text:line-break/></text:span><text:span text:style-name="T33">   </text:span><text:span text:style-name="T32">size_t </text:span><text:span text:style-name="T33">_length; </text:span><text:span text:style-name="T33"><text:line-break/></text:span><text:span text:style-name="T33">   </text:span><text:span text:style-name="T32">int</text:span><text:span text:style-name="T33"> *_buf; </text:span><text:span text:style-name="T33"><text:line-break/></text:span><text:span text:style-name="T32">public</text:span><text:span text:style-name="T33">: </text:span><text:span text:style-name="T33"><text:line-break/></text:span><text:span text:style-name="T33">   Buffer (</text:span><text:span text:style-name="T32">size_t</text:span><text:span text:style-name="T33"> l) : </text:span><text:span text:style-name="T33"><text:line-break/></text:span><text:span text:style-name="T33">   _length (l), </text:span><text:span text:style-name="T33"><text:line-break/></text:span><text:span text:style-name="T33">   _buf (</text:span><text:span text:style-name="T32">new</text:span><text:span text:style-name="T33"> </text:span><text:span text:style-name="T32">int</text:span><text:span text:style-name="T33"> [l]) </text:span><text:span text:style-name="T33"><text:line-break/></text:span><text:span text:style-name="T33">   { </text:span><text:span text:style-name="T33"><text:line-break/></text:span><text:span text:style-name="T33">   } </text:span><text:span text:style-name="T33"><text:line-break/></text:span><text:span text:style-name="T33">   </text:span><text:span text:style-name="T32">int</text:span><text:span text:style-name="T33">&amp; get(</text:span><text:span text:style-name="T32">size_t </text:span><text:span text:style-name="T33">i) </text:span><text:span text:style-name="T33"><text:line-break/></text:span><text:span text:style-name="T33">   { </text:span><text:span text:style-name="T33"><text:line-break/></text:span><text:span text:style-name="T33">      </text:span><text:span text:style-name="T32">return</text:span><text:span text:style-name="T33"> _buf[i]; </text:span><text:span text:style-name="T33"><text:line-break/></text:span><text:span text:style-name="T33">   } </text:span><text:span text:style-name="T33"><text:line-break/></text:span><text:span text:style-name="T33">}; </text:span></text:p>
          </draw:text-box>
        </draw:frame>
        <draw:custom-shape draw:name="Text Box 4" draw:style-name="gr4" draw:text-style-name="P8" draw:layer="layout" svg:width="12.673cm" svg:height="6.655cm" svg:x="12.171cm" svg:y="3.175cm">
          <text:p text:style-name="P16"><text:span text:style-name="T15">int</text:span><text:span text:style-name="T16"> main () </text:span><text:span text:style-name="T16"><text:line-break/></text:span><text:span text:style-name="T16">{ </text:span><text:span text:style-name="T16"><text:line-break/></text:span><text:span text:style-name="T16">   Buffer buf(</text:span><text:span text:style-name="T35">5</text:span><text:span text:style-name="T16">); </text:span><text:span text:style-name="T16"><text:line-break/></text:span><text:span text:style-name="T16">   buf.get(</text:span><text:span text:style-name="T35">0</text:span><text:span text:style-name="T16">)= </text:span><text:span text:style-name="T35">3</text:span><text:span text:style-name="T16">; </text:span><text:span text:style-name="T16"><text:line-break/></text:span><text:span text:style-name="T1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8" draw:layer="layout" svg:x1="12.17cm" svg:y1="3.175cm" svg:x2="12.171cm" svg:y2="10.583cm">
          <text:p/>
        </draw:line>
        <draw:custom-shape draw:name="Rectangle 7" draw:style-name="gr11" draw:text-style-name="P27" draw:layer="layout" svg:width="10.9cm" svg:height="5.282cm" svg:x="12.912cm" svg:y="13.123cm">
          <text:p text:style-name="P26"><text:span text:style-name="T34">Return a ref. to a legal variable (e.g. not on the function stack). Will be more useful with operators over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 xml:id="id16" draw:id="id16"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S</text:span><text:span text:style-name="T2">u</text:span><text:span text:style-name="T2">m</text:span><text:span text:style-name="T2">m</text:span><text:span text:style-name="T2">a</text:span><text:span text:style-name="T2">r</text:span><text:span text:style-name="T2">y</text:span></text:p>
          </draw:text-box>
        </draw:frame>
        <draw:frame draw:name="מציין מיקום תוכן 2" presentation:style-name="pr9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>But it can be viewed as always passing “by value”!</text:span></text:p>
            <text:p text:style-name="P15"><text:span text:style-name="T19">The value can be pointer or reference!</text:span></text:p>
            <text:p text:style-name="P15"><text:span text:style-name="T19"/></text:p>
          </draw:text-box>
        </draw:frame>
        <draw:custom-shape draw:name="TextBox 3" draw:style-name="gr7" draw:text-style-name="P24" draw:layer="layout" svg:width="20.954cm" svg:height="1.267cm" svg:x="2.54cm" svg:y="5.927cm">
          <text:p text:style-name="P16"><text:span text:style-name="T15">int</text:span><text:span text:style-name="T16"> * func(</text:span><text:span text:style-name="T15">int</text:span><text:span text:style-name="T16"> *var0, </text:span><text:span text:style-name="T15">int</text:span><text:span text:style-name="T16"> &amp;var1, </text:span><text:span text:style-name="T15">int</text:span><text:span text:style-name="T16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29" draw:layer="layout" svg:width="5.714cm" svg:height="1.961cm" svg:x="1.524cm" svg:y="9.215cm">
          <text:p text:style-name="P28"><text:span text:style-name="T36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12" draw:text-style-name="P30" draw:layer="layout" svg:width="6.984cm" svg:height="2.502cm" svg:x="7.874cm" svg:y="10.198cm">
          <text:p text:style-name="P28"><text:span text:style-name="T36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12" draw:text-style-name="P29" draw:layer="layout" svg:width="4.852cm" svg:height="2.116cm" svg:x="15.722cm" svg:y="9.906cm">
          <text:p text:style-name="P28"><text:span text:style-name="T36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7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31" draw:layer="layout" svg:width="8.545cm" svg:height="1.419cm" svg:x="11.174cm" svg:y="27.01cm" presentation:class="page-number" presentation:user-transformed="true">
            <draw:text-box>
              <text:p text:style-name="P20"><text:span text:style-name="T24"><text:page-number>&lt;number&gt;</text:page-number></text:span></text:p>
            </draw:text-box>
          </draw:frame>
        </presentation:notes>
      </draw:page>
      <draw:page draw:name="References - why?" draw:style-name="dp1" draw:master-page-name="כותרת_20_ותוכן" presentation:presentation-page-layout-name="AL2T11" xml:id="id17" draw:id="id17"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 </text:span><text:span text:style-name="T2">- </text:span><text:span text:style-name="T2">w</text:span><text:span text:style-name="T2">h</text:span><text:span text:style-name="T2">y</text:span><text:span text:style-name="T2">?</text:span></text:p>
          </draw:text-box>
        </draw:frame>
        <draw:frame draw:name="מציין מיקום תוכן 2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26"/></text:p>
            <text:list text:style-name="L6">
              <text:list-item>
                <text:p text:style-name="P32"><text:span text:style-name="T26">Efficiency – avoid copying arguments</text:span></text:p>
              </text:list-item>
              <text:list-item>
                <text:p text:style-name="P32"><text:span text:style-name="T19">Enables modifying variables outside a function</text:span></text:p>
              </text:list-item>
              <text:list-item>
                <text:p text:style-name="P32"><text:span text:style-name="T37">But that can be done with pointers too!</text:span></text:p>
              </text:list-item>
              <text:list-item>
                <text:p text:style-name="P32"><text:span text:style-name="T19">Everything that can be done with references, can be done with pointers </text:span></text:p>
              </text:list-item>
              <text:list-item>
                <text:p text:style-name="P32"><text:span text:style-name="T19">But some “dangerous” features of pointers cannot be done (or harder to do) with references</text:span></text:p>
              </text:list-item>
              <text:list-item>
                <text:p text:style-name="P32"><text:span text:style-name="T19">Easier to optimize by the compiler</text:span></text:p>
              </text:list-item>
              <text:list-item>
                <text:p text:style-name="P32"><text:span text:style-name="T19">More convenient in many cases (see examples)</text:span></text:p>
              </text:list-item>
              <text:list-item>
                <text:p text:style-name="P32"><text:span text:style-name="T26">Widely used as parameters and return values</text:span></text:p>
              </text:list-item>
            </text:list>
          </draw:text-box>
        </draw:frame>
        <draw:frame draw:name="Slide Number Placeholder 3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7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31" draw:layer="layout" svg:width="8.545cm" svg:height="1.419cm" svg:x="11.174cm" svg:y="27.01cm" presentation:class="page-number" presentation:user-transformed="true">
            <draw:text-box>
              <text:p text:style-name="P20"><text:span text:style-name="T24"><text:page-number>&lt;number&gt;</text:page-number></text:span></text:p>
            </draw:text-box>
          </draw:frame>
        </presentation:notes>
      </draw:page>
      <draw:page draw:name="Reference – more" draw:style-name="dp1" draw:master-page-name="כותרת_20_ותוכן" presentation:presentation-page-layout-name="AL2T11" xml:id="id18" draw:id="id18"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 </text:span><text:span text:style-name="T2">– </text:span><text:span text:style-name="T2">m</text:span><text:span text:style-name="T2">o</text:span><text:span text:style-name="T2">r</text:span><text:span text:style-name="T2">e</text:span></text:p>
          </draw:text-box>
        </draw:frame>
        <draw:frame draw:name="מציין מיקום תוכן 2" presentation:style-name="pr9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19"/></text:p>
            <text:list text:style-name="L6">
              <text:list-item>
                <text:p text:style-name="P15"><text:span text:style-name="T19">Like with pointers, don’t return a pointer or reference to a local variable</text:span></text:p>
              </text:list-item>
              <text:list-item>
                <text:p text:style-name="P15"><text:span text:style-name="T19">You can return a pointer or a reference to a variable that will survive the function call, for example: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38">A heap variable (malloc, new, etc.)</text:span></text:p>
                  </text:list-item>
                  <text:list-item>
                    <text:p text:style-name="P33"><text:span text:style-name="T38">A variable from a lower part of the stack</text:span></text:p>
                  </text:list-item>
                  <text:list-item>
                    <text:p text:style-name="P33"><text:span text:style-name="T38">Globals, static variables and static members of a clas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7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31" draw:layer="layout" svg:width="8.545cm" svg:height="1.419cm" svg:x="11.174cm" svg:y="27.01cm" presentation:class="page-number" presentation:user-transformed="true">
            <draw:text-box>
              <text:p text:style-name="P20"><text:span text:style-name="T24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 xml:id="id19" draw:id="id19">
        <draw:custom-shape draw:name="TextBox 3" draw:style-name="gr7" draw:text-style-name="P24" draw:layer="layout" svg:width="23.908cm" svg:height="17.114cm" svg:x="0.856cm" svg:y="0.635cm">
          <text:p text:style-name="P16"><text:span text:style-name="T15">void</text:span><text:span text:style-name="T16"> add(Point&amp; a, Point b) </text:span><text:span text:style-name="T16"><text:line-break/></text:span><text:span text:style-name="T16">{ </text:span><text:span text:style-name="T16"><text:line-break/></text:span><text:span text:style-name="T16"><text:tab/></text:span><text:span text:style-name="T14">// a is reference, b is a copy </text:span><text:span text:style-name="T14"><text:line-break/></text:span><text:span text:style-name="T14"><text:tab/></text:span><text:span text:style-name="T16">a._x+= b._x; </text:span><text:span text:style-name="T16"><text:line-break/></text:span><text:span text:style-name="T16"><text:tab/></text:span><text:span text:style-name="T16">a._y+= b._y; </text:span><text:span text:style-name="T16"><text:line-break/></text:span><text:span text:style-name="T16">}</text:span></text:p>
          <text:p text:style-name="P16"><text:span text:style-name="T16"><text:s/></text:span><text:span text:style-name="T16"><text:line-break/></text:span><text:span text:style-name="T15">int</text:span><text:span text:style-name="T16"> main() </text:span><text:span text:style-name="T16"><text:line-break/></text:span><text:span text:style-name="T16">{ </text:span><text:span text:style-name="T16"><text:line-break/></text:span><text:span text:style-name="T16"><text:tab/></text:span><text:span text:style-name="T16">Point p1(</text:span><text:span text:style-name="T35">2</text:span><text:span text:style-name="T16">,</text:span><text:span text:style-name="T35">3</text:span><text:span text:style-name="T16">), p2(</text:span><text:span text:style-name="T35">4</text:span><text:span text:style-name="T16">,</text:span><text:span text:style-name="T35">5</text:span><text:span text:style-name="T16">); </text:span><text:span text:style-name="T16"><text:line-break/></text:span><text:span text:style-name="T16"><text:tab/></text:span><text:span text:style-name="T16">add(p1,p2); </text:span><text:span text:style-name="T14">// note: we don’t send pointers! </text:span><text:span text:style-name="T14"><text:line-break/></text:span><text:span text:style-name="T14"><text:tab/></text:span><text:span text:style-name="T14"><text:tab/></text:span><text:span text:style-name="T14"> <text:s text:c="4"/>// p1 is now (6,8) </text:span></text:p>
          <text:p text:style-name="P16"><text:span text:style-name="T16"><text:tab/></text:span><text:span text:style-name="T16">...</text:span><text:span text:style-name="T14"><text:line-break/></text:span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כותרת_20_ותוכן" presentation:presentation-page-layout-name="AL2T11" xml:id="id20" draw:id="id20">
        <draw:frame draw:name="מציין מיקום תוכן 2" presentation:style-name="pr6" draw:text-style-name="P11" draw:layer="layout" svg:width="21.589cm" svg:height="12.699cm" svg:x="2.54cm" svg:y="6.138cm" presentation:class="outline" presentation:user-transformed="true">
          <draw:text-box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</draw:text-box>
        </draw:frame>
        <draw:custom-shape draw:name="TextBox 6" draw:style-name="gr7" draw:text-style-name="P24" draw:layer="layout" svg:width="24.552cm" svg:height="18.333cm" svg:x="0.423cm" svg:y="0.041cm">
          <text:p text:style-name="P16"><text:span text:style-name="T15">void</text:span><text:span text:style-name="T16"> add(Point&amp; a, </text:span><text:span text:style-name="T15">const</text:span><text:span text:style-name="T16"> Point&amp; b) </text:span><text:span text:style-name="T16"><text:line-break/></text:span><text:span text:style-name="T16">{ </text:span><text:span text:style-name="T16"><text:line-break/></text:span><text:span text:style-name="T16">   </text:span><text:span text:style-name="T14">// a is reference, </text:span></text:p>
          <text:p text:style-name="P16"><text:span text:style-name="T14"><text:s text:c="3"/></text:span><text:span text:style-name="T14">// b is a const ref </text:span><text:span text:style-name="T14"><text:line-break/></text:span><text:span text:style-name="T14"> <text:s text:c="2"/></text:span><text:span text:style-name="T16">a._x+= b._x; </text:span><text:span text:style-name="T16"><text:line-break/></text:span><text:span text:style-name="T16">   a._y+= b._y; </text:span><text:span text:style-name="T16"><text:line-break/></text:span><text:span text:style-name="T16">}</text:span></text:p>
          <text:p text:style-name="P16"><text:span text:style-name="T16"><text:s/></text:span><text:span text:style-name="T16"><text:line-break/></text:span><text:span text:style-name="T15">int</text:span><text:span text:style-name="T16"> main() </text:span><text:span text:style-name="T16"><text:line-break/></text:span><text:span text:style-name="T16">{ </text:span><text:span text:style-name="T16"><text:line-break/></text:span><text:span text:style-name="T16">   Point p1(</text:span><text:span text:style-name="T35">2</text:span><text:span text:style-name="T16">,</text:span><text:span text:style-name="T35">3</text:span><text:span text:style-name="T16">), p2(</text:span><text:span text:style-name="T35">4</text:span><text:span text:style-name="T16">,</text:span><text:span text:style-name="T35">5</text:span><text:span text:style-name="T16">); </text:span><text:span text:style-name="T16"><text:line-break/></text:span><text:span text:style-name="T16">   add(p1,p2); </text:span><text:span text:style-name="T14">// note: we dont send pointers! </text:span><text:span text:style-name="T14"><text:line-break/></text:span><text:span text:style-name="T14">   </text:span><text:span text:style-name="T14"><text:tab/></text:span><text:span text:style-name="T14"><text:tab/></text:span><text:span text:style-name="T14">// p1 is now (6,8)</text:span></text:p>
          <text:p text:style-name="P16"><text:span text:style-name="T16"><text:s text:c="3"/></text:span><text:span text:style-name="T16">... </text:span><text:span text:style-name="T16"><text:line-break/></text:span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3" draw:text-style-name="P35" draw:layer="layout" svg:width="13.208cm" svg:height="5cm" svg:x="12.7cm" svg:y="3.387cm">
          <text:list text:style-name="L8">
            <text:list-item>
              <text:p text:style-name="P34"><text:span text:style-name="T39">b is Reference =&gt; is not copied</text:span></text:p>
            </text:list-item>
            <text:list-item>
              <text:p text:style-name="P34"><text:span text:style-name="T39">b is Const <text:s text:c="6"/>=&gt; we can't change it</text:span></text:p>
            </text:list-item>
            <text:list-item>
              <text:p text:style-name="P34"><text:span text:style-name="T39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 xml:id="id21" draw:id="id21">
        <draw:custom-shape draw:name="TextBox 6" draw:style-name="gr7" draw:text-style-name="P24" draw:layer="layout" svg:width="24.341cm" svg:height="18.333cm" svg:x="0.423cm" svg:y="0cm">
          <text:p text:style-name="P16"><text:span text:style-name="T16">Point&amp; add(Point&amp; a, </text:span><text:span text:style-name="T15">const</text:span><text:span text:style-name="T16"> Point&amp; b) </text:span><text:span text:style-name="T16"><text:line-break/></text:span><text:span text:style-name="T16">{ </text:span><text:span text:style-name="T16"><text:line-break/></text:span><text:span text:style-name="T16">   </text:span><text:span text:style-name="T14">// a is reference, b is a const ref </text:span><text:span text:style-name="T14"><text:line-break/></text:span><text:span text:style-name="T14"> <text:s text:c="2"/></text:span><text:span text:style-name="T16">a._x+=b._x; </text:span><text:span text:style-name="T16"><text:line-break/></text:span><text:span text:style-name="T16">   a._y+=b._y; </text:span><text:span text:style-name="T16"><text:line-break/></text:span><text:span text:style-name="T16">   </text:span><text:span text:style-name="T15">return</text:span><text:span text:style-name="T16"> a; </text:span><text:span text:style-name="T16"><text:line-break/></text:span><text:span text:style-name="T16">}</text:span></text:p>
          <text:p text:style-name="P16"><text:span text:style-name="T16"><text:s/></text:span><text:span text:style-name="T16"><text:line-break/></text:span><text:span text:style-name="T15">int</text:span><text:span text:style-name="T16"> main() </text:span><text:span text:style-name="T16"><text:line-break/></text:span><text:span text:style-name="T16">{ </text:span><text:span text:style-name="T16"><text:line-break/></text:span><text:span text:style-name="T16">   Point p1(</text:span><text:span text:style-name="T35">2</text:span><text:span text:style-name="T16">,</text:span><text:span text:style-name="T35">3</text:span><text:span text:style-name="T16">), p2(</text:span><text:span text:style-name="T35">4</text:span><text:span text:style-name="T16">,</text:span><text:span text:style-name="T35">5</text:span><text:span text:style-name="T16">), p3(</text:span><text:span text:style-name="T35">0</text:span><text:span text:style-name="T16">,</text:span><text:span text:style-name="T35">1</text:span><text:span text:style-name="T16">); </text:span><text:span text:style-name="T16"><text:line-break/></text:span><text:span text:style-name="T16">   add(add(p1,p2),p3); <text:s text:c="9"/></text:span><text:span text:style-name="T14">// now p1 is (6,9) </text:span><text:span text:style-name="T14"><text:line-break/></text:span><text:span text:style-name="T14"> <text:s text:c="2"/></text:span><text:span text:style-name="T16">cout &lt;&lt; add(p1,p2).getX(); <text:s text:c="2"/></text:span><text:span text:style-name="T14">// note the syntax</text:span></text:p>
          <text:p text:style-name="P16"><text:span text:style-name="T16"><text:s text:c="3"/></text:span><text:span text:style-name="T16">... </text:span><text:span text:style-name="T14"><text:s/></text:span><text:span text:style-name="T14"><text:line-break/></text:span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שקופית_20_כותרת" presentation:presentation-page-layout-name="AL1T0" xml:id="id22" draw:id="id22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+</text:span><text:span text:style-name="T1">+ </text:span><text:span text:style-name="T1">c</text:span><text:span text:style-name="T1">o</text:span><text:span text:style-name="T1">n</text:span><text:span text:style-name="T1">s</text:span><text:span text:style-name="T1">t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 xml:id="id23" draw:id="id23"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</text:span><text:span text:style-name="T2">o</text:span><text:span text:style-name="T2">n</text:span><text:span text:style-name="T2">s</text:span><text:span text:style-name="T2">t </text:span><text:span text:style-name="T2">v</text:span><text:span text:style-name="T2">a</text:span><text:span text:style-name="T2">ri</text:span><text:span text:style-name="T2">a</text:span><text:span text:style-name="T2">b</text:span><text:span text:style-name="T2">l</text:span><text:span text:style-name="T2">e</text:span><text:span text:style-name="T2">s </text:span><text:span text:style-name="T2">– </text:span><text:span text:style-name="T2">li</text:span><text:span text:style-name="T2">k</text:span><text:span text:style-name="T2">e </text:span><text:span text:style-name="T2">i</text:span><text:span text:style-name="T2">n </text:span><text:span text:style-name="T2">c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5"><text:span text:style-name="T40">int</text:span><text:span text:style-name="T41"> * </text:span><text:span text:style-name="T40">const</text:span><text:span text:style-name="T41"> p1 = &amp;i; </text:span><text:span text:style-name="T42">// a const <text:s/></text:span></text:p>
            <text:p text:style-name="P15"><text:span text:style-name="T42">// pointer to an un-const variable </text:span></text:p>
            <text:list text:style-name="L9">
              <text:list-item>
                <text:p text:style-name="P15"><text:span text:style-name="T41">p1++; </text:span><text:span text:style-name="T42">// c.error </text:span></text:p>
              </text:list-item>
              <text:list-item>
                <text:p text:style-name="P15"><text:span text:style-name="T41">(*p1)++; </text:span><text:span text:style-name="T42">// ok </text:span></text:p>
              </text:list-item>
            </text:list>
            <text:p text:style-name="P15"><text:span text:style-name="T40">const</text:span><text:span text:style-name="T41"> </text:span><text:span text:style-name="T40">int</text:span><text:span text:style-name="T41"> * p2 = &amp;b; </text:span><text:span text:style-name="T42">// an un-const </text:span></text:p>
            <text:p text:style-name="P15"><text:span text:style-name="T42">// pointer to a const variable </text:span></text:p>
            <text:list text:style-name="L10">
              <text:list-item>
                <text:p text:style-name="P15"><text:span text:style-name="T41">p2++; </text:span><text:span text:style-name="T42">// ok</text:span></text:p>
              </text:list-item>
              <text:list-item>
                <text:p text:style-name="P15"><text:span text:style-name="T41">(*p2)++; </text:span><text:span text:style-name="T42">// c.error </text:span></text:p>
              </text:list-item>
            </text:list>
            <text:p text:style-name="P15"><text:span text:style-name="T40">const</text:span><text:span text:style-name="T41"> </text:span><text:span text:style-name="T40">int</text:span><text:span text:style-name="T41"> * </text:span><text:span text:style-name="T40">const</text:span><text:span text:style-name="T41"> p3 = &amp;b; </text:span><text:span text:style-name="T42">// a const // pointer to a const variable 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 xml:id="id24" draw:id="id24"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</text:span><text:span text:style-name="T2">o</text:span><text:span text:style-name="T2">n</text:span><text:span text:style-name="T2">s</text:span><text:span text:style-name="T2">t 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s </text:span><text:span text:style-name="T2">&amp;</text:span><text:span text:style-name="T2">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text:span text:style-name="T2">s </text:span><text:span text:style-name="T2">(</text:span><text:span text:style-name="T2">1</text:span><text:span text:style-name="T2">)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2">class</text:span><text:span text:style-name="T13"> A </text:span><text:span text:style-name="T13"><text:line-break/></text:span><text:span text:style-name="T13">{ 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foo1() </text:span><text:span text:style-name="T12">const</text:span><text:span text:style-name="T13">; </text:span><text:span text:style-name="T13"><text:line-break/></text:span><text:span text:style-name="T13">   </text:span><text:span text:style-name="T12">void</text:span><text:span text:style-name="T13"> foo2(); </text:span><text:span text:style-name="T13"><text:line-break/></text:span><text:span text:style-name="T13">}; </text:span><text:span text:style-name="T13"><text:line-break/></text:span><text:span text:style-name="T12">void</text:span><text:span text:style-name="T13"> A::foo1() </text:span><text:span text:style-name="T12">const</text:span><text:span text:style-name="T13"> </text:span><text:span text:style-name="T13"><text:line-break/></text:span><text:span text:style-name="T13">{ </text:span><text:span text:style-name="T13"><text:line-break/></text:span><text:span text:style-name="T13">} </text:span><text:span text:style-name="T13"><text:line-break/></text:span><text:span text:style-name="T12">void</text:span><text:span text:style-name="T13"> A::foo2() </text:span><text:span text:style-name="T13"><text:line-break/></text:span><text:span text:style-name="T13">{ </text:span><text:span text:style-name="T13"><text:line-break/></text:span><text:span text:style-name="T13">} </text:span></text:p>
          </draw:text-box>
        </draw:frame>
        <draw:line draw:name="Line 4" draw:style-name="gr5" draw:text-style-name="P8" draw:layer="layout" svg:x1="11.804cm" svg:y1="3.598cm" svg:x2="11.893cm" svg:y2="17.846cm">
          <text:p/>
        </draw:line>
        <draw:custom-shape draw:name="Text Box 5" draw:style-name="gr4" draw:text-style-name="P8" draw:layer="layout" svg:width="12.99cm" svg:height="24.698cm" svg:x="11.853cm" svg:y="3.598cm">
          <text:p text:style-name="P16"><text:span text:style-name="T43">int</text:span><text:span text:style-name="T44"> main() </text:span><text:span text:style-name="T44"><text:line-break/></text:span><text:span text:style-name="T44">{ </text:span><text:span text:style-name="T44"><text:line-break/></text:span><text:span text:style-name="T44">   A a; </text:span><text:span text:style-name="T44"><text:line-break/></text:span><text:span text:style-name="T44">   </text:span><text:span text:style-name="T43">const</text:span><text:span text:style-name="T44"> A ca; </text:span><text:span text:style-name="T44"><text:line-break/></text:span><text:span text:style-name="T44">   a.foo1(); </text:span><text:span text:style-name="T44"><text:line-break/></text:span><text:span text:style-name="T44">   a.foo2(); </text:span><text:span text:style-name="T44"><text:line-break/></text:span><text:span text:style-name="T44">   ca.foo1(); </text:span><text:span text:style-name="T44"><text:line-break/></text:span><text:span text:style-name="T44">   </text:span><text:span text:style-name="T45">ca.foo2(); </text:span><text:span text:style-name="T46">// comp. <text:s text:c="2"/></text:span></text:p>
          <text:p text:style-name="P16"><text:span text:style-name="T46"><text:s text:c="14"/></text:span><text:span text:style-name="T46">// error </text:span><text:span text:style-name="T46"><text:line-break/></text:span><text:span text:style-name="T44">} </text:span><text:span text:style-name="T44"><text:line-break/></text:span><text:span text:style-name="T44"><text:line-break/></text:span><text:span text:style-name="T44"><text:line-break/></text:span><text:span text:style-name="T44"/></text:p>
          <text:p text:style-name="P16"><text:span text:style-name="T44"><text:line-break/></text:span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 xml:id="id25" draw:id="id25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</text:span><text:span text:style-name="T2">o</text:span><text:span text:style-name="T2">n</text:span><text:span text:style-name="T2">s</text:span><text:span text:style-name="T2">t 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s </text:span><text:span text:style-name="T2">&amp;</text:span><text:span text:style-name="T2">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text:span text:style-name="T2">s </text:span><text:span text:style-name="T2">(</text:span><text:span text:style-name="T2">2</text:span><text:span text:style-name="T2">)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5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2">public</text:span><text:span text:style-name="T33">: </text:span><text:span text:style-name="T33"><text:line-break/></text:span><text:span text:style-name="T33">   </text:span><text:span text:style-name="T32">void</text:span><text:span text:style-name="T33"> foo() </text:span><text:span text:style-name="T32">const</text:span><text:span text:style-name="T33">; </text:span><text:span text:style-name="T33"><text:line-break/></text:span><text:span text:style-name="T33">   </text:span><text:span text:style-name="T32">void</text:span><text:span text:style-name="T33"> foo(); </text:span><text:span text:style-name="T33"><text:line-break/></text:span><text:span text:style-name="T33">}; </text:span><text:span text:style-name="T33"><text:line-break/></text:span><text:span text:style-name="T32">void</text:span><text:span text:style-name="T33"> A::foo() </text:span><text:span text:style-name="T32">const</text:span><text:span text:style-name="T33"> </text:span><text:span text:style-name="T33"><text:line-break/></text:span><text:span text:style-name="T33">{ </text:span><text:span text:style-name="T33"><text:line-break/></text:span><text:span text:style-name="T33">   cout &lt;&lt; </text:span><text:span text:style-name="T47">"const foo\n";</text:span><text:span text:style-name="T33"> </text:span><text:span text:style-name="T33"><text:line-break/></text:span><text:span text:style-name="T33">} </text:span><text:span text:style-name="T33"><text:line-break/></text:span><text:span text:style-name="T32">void</text:span><text:span text:style-name="T33"> A::foo() </text:span><text:span text:style-name="T33"><text:line-break/></text:span><text:span text:style-name="T33">{ </text:span><text:span text:style-name="T33"><text:line-break/></text:span><text:span text:style-name="T33">   cout &lt;&lt; </text:span><text:span text:style-name="T47">"foo\n"</text:span><text:span text:style-name="T33">; </text:span><text:span text:style-name="T33"><text:line-break/></text:span><text:span text:style-name="T33">} </text:span></text:p>
          </draw:text-box>
        </draw:frame>
        <draw:line draw:name="Line 4" draw:style-name="gr5" draw:text-style-name="P8" draw:layer="layout" svg:x1="12.823cm" svg:y1="3.598cm" svg:x2="12.911cm" svg:y2="17.846cm">
          <text:p/>
        </draw:line>
        <draw:custom-shape draw:name="Text Box 5" draw:style-name="gr4" draw:text-style-name="P8" draw:layer="layout" svg:width="11.72cm" svg:height="14.985cm" svg:x="13.123cm" svg:y="3.598cm">
          <text:p text:style-name="P16"><text:span text:style-name="T15">int</text:span><text:span text:style-name="T16"> main() </text:span><text:span text:style-name="T16"><text:line-break/></text:span><text:span text:style-name="T16">{ </text:span><text:span text:style-name="T16"><text:line-break/></text:span><text:span text:style-name="T16">   A a; </text:span><text:span text:style-name="T16"><text:line-break/></text:span><text:span text:style-name="T16">   </text:span><text:span text:style-name="T15">const</text:span><text:span text:style-name="T16"> A ca; </text:span><text:span text:style-name="T16"><text:line-break/></text:span><text:span text:style-name="T16">   a.foo (); </text:span><text:span text:style-name="T16"><text:line-break/></text:span><text:span text:style-name="T16">   ca.foo(); </text:span><text:span text:style-name="T16"><text:line-break/></text:span><text:span text:style-name="T16">} </text:span><text:span text:style-name="T16"><text:line-break/></text:span><text:span text:style-name="T16"><text:line-break/></text:span><text:span text:style-name="T16"><text:line-break/></text:span><text:span text:style-name="T16"/></text:p>
          <text:p text:style-name="P16"><text:span text:style-name="T16"><text:line-break/></text:span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38" draw:layer="layout" svg:width="9.842cm" svg:height="4.612cm" svg:x="13.97cm" svg:y="13.794cm">
          <text:p text:style-name="P36"><text:span text:style-name="T48">// output</text:span></text:p>
          <text:p text:style-name="P37"><text:span text:style-name="T49">foo</text:span></text:p>
          <text:p text:style-name="P37"><text:span text:style-name="T49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 xml:id="id26" draw:id="id26">
        <office:forms form:automatic-focus="false" form:apply-design-mode="false"/>
        <draw:frame draw:name="Title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W</text:span><text:span text:style-name="T2">h</text:span><text:span text:style-name="T2">y</text:span><text:span text:style-name="T2">?</text:span></text:p>
          </draw:text-box>
        </draw:frame>
        <draw:frame draw:name="Slide Number Placeholder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0">Overload resolution, again:</text:span></text:p>
            <text:p text:style-name="P39"><text:span text:style-name="T50"/></text:p>
            <text:p text:style-name="P10"><text:span text:style-name="T41">A::foo(A* </text:span><text:span text:style-name="T40">this</text:span><text:span text:style-name="T41">) </text:span><text:span text:style-name="T41"><text:line-break/></text:span><text:span text:style-name="T41"/></text:p>
            <text:p text:style-name="P10"><text:span text:style-name="T41">A::foo(</text:span><text:span text:style-name="T40">const</text:span><text:span text:style-name="T41"> A* </text:span><text:span text:style-name="T40">this</text:span><text:span text:style-name="T41">)</text:span></text:p>
            <text:p text:style-name="P10"><text:span text:style-name="T41"><text:line-break/></text:span><text:span text:style-name="T41"/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1" draw:master-page-name="כותרת_20_ותוכן" presentation:presentation-page-layout-name="AL2T11" xml:id="id27" draw:id="id27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R</text:span><text:span text:style-name="T2">e</text:span><text:span text:style-name="T2">t</text:span><text:span text:style-name="T2">u</text:span><text:span text:style-name="T2">r</text:span><text:span text:style-name="T2">n </text:span><text:span text:style-name="T2">a </text:span><text:span text:style-name="T2">c</text:span><text:span text:style-name="T2">o</text:span><text:span text:style-name="T2">n</text:span><text:span text:style-name="T2">s</text:span><text:span text:style-name="T2">t </text:span><text:span text:style-name="T2">r</text:span><text:span text:style-name="T2">e</text:span><text:span text:style-name="T2">f. </text:span><text:span text:style-name="T2">t</text:span><text:span text:style-name="T2">o </text:span><text:span text:style-name="T2">v</text:span><text:span text:style-name="T2">a</text:span><text:span text:style-name="T2">ri</text:span><text:span text:style-name="T2">a</text:span><text:span text:style-name="T2">b</text:span><text:span text:style-name="T2">l</text:span><text:span text:style-name="T2">e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40" draw:layer="layout" svg:width="24.129cm" svg:height="15.662cm" svg:x="0.635cm" svg:y="2.752cm" presentation:class="outline" presentation:user-transformed="true">
          <draw:text-box>
            <text:p text:style-name="P15"><text:span text:style-name="T32">class</text:span><text:span text:style-name="T33"> Buffer { </text:span><text:span text:style-name="T33"><text:line-break/></text:span><text:span text:style-name="T33">   </text:span><text:span text:style-name="T32">size_t </text:span><text:span text:style-name="T33">_length; </text:span><text:span text:style-name="T33"><text:line-break/></text:span><text:span text:style-name="T33">   </text:span><text:span text:style-name="T32">int</text:span><text:span text:style-name="T33"> *_buf; </text:span></text:p>
            <text:p text:style-name="P15"><text:span text:style-name="T33"><text:line-break/></text:span><text:span text:style-name="T32">public</text:span><text:span text:style-name="T33">: </text:span><text:span text:style-name="T33"><text:line-break/></text:span><text:span text:style-name="T33">   Buffer (</text:span><text:span text:style-name="T32">size_t</text:span><text:span text:style-name="T33"> l): </text:span><text:span text:style-name="T33"><text:line-break/></text:span><text:span text:style-name="T33">   _length (l),</text:span></text:p>
            <text:p text:style-name="P15"><text:span text:style-name="T33"><text:s text:c="3"/></text:span><text:span text:style-name="T33">_buf (</text:span><text:span text:style-name="T32">new</text:span><text:span text:style-name="T33"> </text:span><text:span text:style-name="T32">int</text:span><text:span text:style-name="T33"> [l])  {  } </text:span></text:p>
            <text:p text:style-name="P15"><text:span text:style-name="T33"><text:line-break/></text:span><text:span text:style-name="T33">   </text:span><text:span text:style-name="T32">const</text:span><text:span text:style-name="T33"> </text:span><text:span text:style-name="T32">int</text:span><text:span text:style-name="T33">&amp; get(</text:span><text:span text:style-name="T32">size_t</text:span><text:span text:style-name="T33"> i) </text:span><text:span text:style-name="T32">const</text:span><text:span text:style-name="T33"> { </text:span><text:span text:style-name="T33"><text:line-break/></text:span><text:span text:style-name="T33">      </text:span><text:span text:style-name="T32">return</text:span><text:span text:style-name="T33"> _buf[i]; </text:span><text:span text:style-name="T33"><text:line-break/></text:span><text:span text:style-name="T33">   } </text:span><text:span text:style-name="T33"><text:line-break/></text:span><text:span text:style-name="T33">}; </text:span></text:p>
          </draw:text-box>
        </draw:frame>
        <draw:custom-shape draw:name="Text Box 4" draw:style-name="gr4" draw:text-style-name="P8" draw:layer="layout" svg:width="14.287cm" svg:height="15.186cm" svg:x="12.171cm" svg:y="3.175cm">
          <text:p text:style-name="P16"><text:span text:style-name="T15">int</text:span><text:span text:style-name="T16"> main () </text:span><text:span text:style-name="T16"><text:line-break/></text:span><text:span text:style-name="T16">{ </text:span><text:span text:style-name="T16"><text:line-break/></text:span><text:span text:style-name="T16">   Buffer buf(</text:span><text:span text:style-name="T35">5</text:span><text:span text:style-name="T16">); </text:span><text:span text:style-name="T16"><text:line-break/></text:span><text:span text:style-name="T16">   buf.get(</text:span><text:span text:style-name="T35">0</text:span><text:span text:style-name="T16">) = </text:span><text:span text:style-name="T35">3</text:span><text:span text:style-name="T16">; </text:span><text:span text:style-name="T14">// illegal </text:span><text:span text:style-name="T14"><text:line-break/></text:span><text:span text:style-name="T14"> <text:s text:c="2"/></text:span><text:span text:style-name="T16">std::cout &lt;&lt; </text:span></text:p>
          <text:p text:style-name="P16"><text:span text:style-name="T16"><text:s text:c="3"/></text:span><text:span text:style-name="T16">buf.get(</text:span><text:span text:style-name="T35">0</text:span><text:span text:style-name="T16">); </text:span><text:span text:style-name="T16"><text:line-break/></text:span><text:span text:style-name="T16">} </text:span><text:span text:style-name="T16"><text:line-break/></text:span><text:span text:style-name="T16"><text:line-break/></text:span><text:span text:style-name="T16"/></text:p>
          <text:p text:style-name="P16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8" draw:layer="layout" svg:x1="12.17cm" svg:y1="3.175cm" svg:x2="12.065cm" svg:y2="13.123cm">
          <text:p/>
        </draw:line>
        <draw:custom-shape draw:name="Line Callout 1 1" draw:style-name="gr15" draw:text-style-name="P41" draw:layer="layout" svg:width="4.55cm" svg:height="3.174cm" svg:x="14.471cm" svg:y="14.583cm">
          <text:p text:style-name="P28"><text:span text:style-name="T36">Why</text:span><text:span text:style-name="T36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pointers – like in c" draw:style-name="dp1" draw:master-page-name="כותרת_20_ותוכן" presentation:presentation-page-layout-name="AL2T11" xml:id="id28" draw:id="id28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</text:span><text:span text:style-name="T2">o</text:span><text:span text:style-name="T2">n</text:span><text:span text:style-name="T2">s</text:span><text:span text:style-name="T2">t 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s </text:span><text:span text:style-name="T2">w</text:span><text:span text:style-name="T2">it</text:span><text:span text:style-name="T2">h </text:span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r</text:span><text:span text:style-name="T2">s </text:span><text:span text:style-name="T2">– </text:span><text:span text:style-name="T2">li</text:span><text:span text:style-name="T2">k</text:span><text:span text:style-name="T2">e </text:span><text:span text:style-name="T2">i</text:span><text:span text:style-name="T2">n </text:span><text:span text:style-name="T2">c</text:span></text:p>
          </draw:text-box>
        </draw:frame>
        <draw:frame draw:name="מציין מיקום של מספר שקופית 6" presentation:style-name="pr4" draw:text-style-name="P18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42" draw:layer="layout" svg:width="23.706cm" svg:height="15.874cm" svg:x="0.846cm" svg:y="2.54cm" presentation:class="outline" presentation:user-transformed="true">
          <draw:text-box>
            <text:p text:style-name="P15"><text:span text:style-name="T51">class</text:span><text:span text:style-name="T52"> B { </text:span><text:span text:style-name="T51">public</text:span><text:span text:style-name="T52">: </text:span></text:p>
            <text:p text:style-name="P15"><text:span text:style-name="T52"><text:s text:c="3"/></text:span><text:span text:style-name="T51">int</text:span><text:span text:style-name="T52"> _n; </text:span><text:span text:style-name="T52"><text:line-break/></text:span><text:span text:style-name="T52">};</text:span></text:p>
            <text:p text:style-name="P15"><text:span text:style-name="T52"><text:s/></text:span><text:span text:style-name="T52"><text:line-break/></text:span><text:span text:style-name="T51">class</text:span><text:span text:style-name="T52"> A { </text:span><text:span text:style-name="T51">public</text:span><text:span text:style-name="T52">: </text:span><text:span text:style-name="T52"><text:line-break/></text:span><text:span text:style-name="T52">   B* _p; </text:span><text:span text:style-name="T52"><text:line-break/></text:span><text:span text:style-name="T52">   A(); </text:span><text:span text:style-name="T52"><text:line-break/></text:span><text:span text:style-name="T52">   </text:span><text:span text:style-name="T51">void</text:span><text:span text:style-name="T52"> foo() </text:span><text:span text:style-name="T51">const</text:span><text:span text:style-name="T52">; </text:span><text:span text:style-name="T52"><text:line-break/></text:span><text:span text:style-name="T52">};</text:span></text:p>
            <text:p text:style-name="P15"><text:span text:style-name="T52"><text:s/></text:span><text:span text:style-name="T52"><text:line-break/></text:span><text:span text:style-name="T52">A::A() : _p(</text:span><text:span text:style-name="T51">new</text:span><text:span text:style-name="T52"> B) { </text:span><text:span text:style-name="T52"><text:line-break/></text:span><text:span text:style-name="T52">   _p-&gt;_n = </text:span><text:span text:style-name="T53">17</text:span><text:span text:style-name="T52">; </text:span><text:span text:style-name="T52"><text:line-break/></text:span><text:span text:style-name="T52">} </text:span><text:span text:style-name="T52"><text:line-break/></text:span><text:span text:style-name="T52"/></text:p>
          </draw:text-box>
        </draw:frame>
        <draw:line draw:name="Line 4" draw:style-name="gr5" draw:text-style-name="P8" draw:layer="layout" svg:x1="11.853cm" svg:y1="3.108cm" svg:x2="11.893cm" svg:y2="18.415cm">
          <text:p/>
        </draw:line>
        <draw:custom-shape draw:name="Rectangle 6" draw:style-name="gr16" draw:text-style-name="P43" draw:layer="layout" svg:width="11.641cm" svg:height="2.742cm" svg:x="0.254cm" svg:y="15.494cm">
          <text:p text:style-name="P36"><text:span text:style-name="T48">// output</text:span></text:p>
          <text:p text:style-name="P36"><text:span text:style-name="T49">17</text:span></text:p>
          <text:p text:style-name="P36"><text:span text:style-name="T49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4" draw:layer="layout" svg:width="9.934cm" svg:height="18.402cm" svg:x="13.942cm" svg:y="2.539cm">
          <draw:text-box>
            <text:p text:style-name="P15"><text:span text:style-name="T51">v</text:span><text:span text:style-name="T51">o</text:span><text:span text:style-name="T51">i</text:span><text:span text:style-name="T51">d</text:span><text:span text:style-name="T52"> </text:span><text:span text:style-name="T52">A</text:span><text:span text:style-name="T52">:</text:span><text:span text:style-name="T52">:</text:span><text:span text:style-name="T52">f</text:span><text:span text:style-name="T52">o</text:span><text:span text:style-name="T52">o</text:span><text:span text:style-name="T52">(</text:span><text:span text:style-name="T52">) </text:span><text:span text:style-name="T51">c</text:span><text:span text:style-name="T51">o</text:span><text:span text:style-name="T51">n</text:span><text:span text:style-name="T51">s</text:span><text:span text:style-name="T51">t</text:span><text:span text:style-name="T52"> </text:span><text:span text:style-name="T52"><text:line-break/></text:span><text:span text:style-name="T52">{ </text:span><text:span text:style-name="T52"><text:line-break/></text:span><text:span text:style-name="T52"> </text:span><text:span text:style-name="T52"> </text:span><text:span text:style-name="T52"> </text:span><text:span text:style-name="T54">/</text:span><text:span text:style-name="T54">/</text:span><text:span text:style-name="T54">_</text:span><text:span text:style-name="T54">p</text:span><text:span text:style-name="T54">+</text:span><text:span text:style-name="T54">+</text:span><text:span text:style-name="T54">;</text:span><text:span text:style-name="T54">/</text:span><text:span text:style-name="T54">/</text:span><text:span text:style-name="T54">w</text:span><text:span text:style-name="T54">o</text:span><text:span text:style-name="T54">n</text:span><text:span text:style-name="T54">’</text:span><text:span text:style-name="T54">t </text:span><text:span text:style-name="T54">c</text:span><text:span text:style-name="T54">o</text:span><text:span text:style-name="T54">m</text:span><text:span text:style-name="T54">p</text:span><text:span text:style-name="T54">i</text:span><text:span text:style-name="T54">l</text:span><text:span text:style-name="T54">e </text:span><text:span text:style-name="T54"><text:s text:c="2"/></text:span><text:span text:style-name="T54"><text:s/></text:span><text:span text:style-name="T52">_</text:span><text:span text:style-name="T52">p</text:span><text:span text:style-name="T52">-</text:span><text:span text:style-name="T52">&gt;</text:span><text:span text:style-name="T52">_</text:span><text:span text:style-name="T52">n</text:span><text:span text:style-name="T52">+</text:span><text:span text:style-name="T52">+</text:span><text:span text:style-name="T52">; </text:span><text:span text:style-name="T54">/</text:span><text:span text:style-name="T54">/ </text:span><text:span text:style-name="T54">t</text:span><text:span text:style-name="T54">h</text:span><text:span text:style-name="T54">i</text:span><text:span text:style-name="T54">s </text:span><text:span text:style-name="T54">w</text:span><text:span text:style-name="T54">i</text:span><text:span text:style-name="T54">l</text:span><text:span text:style-name="T54">l </text:span><text:span text:style-name="T54">! </text:span><text:span text:style-name="T54"><text:line-break/></text:span><text:span text:style-name="T52">} </text:span></text:p>
            <text:p text:style-name="P15"><text:span text:style-name="T52"/></text:p>
            <text:p text:style-name="P15"><text:span text:style-name="T51">i</text:span><text:span text:style-name="T51">n</text:span><text:span text:style-name="T51">t</text:span><text:span text:style-name="T52"> </text:span><text:span text:style-name="T52">m</text:span><text:span text:style-name="T52">a</text:span><text:span text:style-name="T52">i</text:span><text:span text:style-name="T52">n</text:span><text:span text:style-name="T52">(</text:span><text:span text:style-name="T52">)</text:span><text:span text:style-name="T52"><text:line-break/></text:span><text:span text:style-name="T52">{ </text:span><text:span text:style-name="T52"><text:line-break/></text:span><text:span text:style-name="T52"> </text:span><text:span text:style-name="T52"> </text:span><text:span text:style-name="T52"> </text:span><text:span text:style-name="T51">c</text:span><text:span text:style-name="T51">o</text:span><text:span text:style-name="T51">n</text:span><text:span text:style-name="T51">s</text:span><text:span text:style-name="T51">t</text:span><text:span text:style-name="T52"> </text:span><text:span text:style-name="T52">A </text:span><text:span text:style-name="T52">a</text:span><text:span text:style-name="T52">; </text:span><text:span text:style-name="T52"><text:line-break/></text:span><text:span text:style-name="T52"> <text:s/></text:span><text:span text:style-name="T52"><text:s/></text:span><text:span text:style-name="T52">c</text:span><text:span text:style-name="T52">o</text:span><text:span text:style-name="T52">u</text:span><text:span text:style-name="T52">t </text:span><text:span text:style-name="T52">&lt;</text:span><text:span text:style-name="T52">&lt; </text:span><text:span text:style-name="T52"><text:line-break/></text:span><text:span text:style-name="T52"> <text:s/></text:span><text:span text:style-name="T52"><text:s text:c="2"/></text:span><text:span text:style-name="T52"> </text:span><text:span text:style-name="T52"> </text:span><text:span text:style-name="T52"> </text:span><text:span text:style-name="T52">a</text:span><text:span text:style-name="T52">.</text:span><text:span text:style-name="T52">_</text:span><text:span text:style-name="T52">p</text:span><text:span text:style-name="T52">-</text:span><text:span text:style-name="T52">&gt;</text:span><text:span text:style-name="T52">_</text:span><text:span text:style-name="T52">n </text:span><text:span text:style-name="T52">&lt;</text:span><text:span text:style-name="T52">&lt; </text:span><text:span text:style-name="T52">e</text:span><text:span text:style-name="T52">n</text:span><text:span text:style-name="T52">d</text:span><text:span text:style-name="T52">l</text:span><text:span text:style-name="T52">; </text:span><text:span text:style-name="T52"><text:line-break/></text:span><text:span text:style-name="T52"> </text:span><text:span text:style-name="T52"> </text:span><text:span text:style-name="T52"> </text:span><text:span text:style-name="T52">a</text:span><text:span text:style-name="T52">.</text:span><text:span text:style-name="T52">f</text:span><text:span text:style-name="T52">o</text:span><text:span text:style-name="T52">o</text:span><text:span text:style-name="T52">(</text:span><text:span text:style-name="T52">)</text:span><text:span text:style-name="T52">; </text:span><text:span text:style-name="T52"><text:line-break/></text:span><text:span text:style-name="T52"> <text:s/></text:span><text:span text:style-name="T52"><text:s/></text:span><text:span text:style-name="T52">c</text:span><text:span text:style-name="T52">o</text:span><text:span text:style-name="T52">u</text:span><text:span text:style-name="T52">t </text:span><text:span text:style-name="T52">&lt;</text:span><text:span text:style-name="T52">&lt; </text:span><text:span text:style-name="T52"><text:line-break/></text:span><text:span text:style-name="T52"> <text:s/></text:span><text:span text:style-name="T52"><text:s/></text:span><text:span text:style-name="T52"> </text:span><text:span text:style-name="T52"> </text:span><text:span text:style-name="T52"> </text:span><text:span text:style-name="T52">a</text:span><text:span text:style-name="T52">.</text:span><text:span text:style-name="T52">_</text:span><text:span text:style-name="T52">p</text:span><text:span text:style-name="T52">-</text:span><text:span text:style-name="T52">&gt;</text:span><text:span text:style-name="T52">_</text:span><text:span text:style-name="T52">n </text:span><text:span text:style-name="T52">&lt;</text:span><text:span text:style-name="T52">&lt; </text:span><text:span text:style-name="T52">e</text:span><text:span text:style-name="T52">n</text:span><text:span text:style-name="T52">d</text:span><text:span text:style-name="T52">l</text:span><text:span text:style-name="T52">; </text:span></text:p>
            <text:p text:style-name="P15"><text:span text:style-name="T52">}</text:span></text:p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references" draw:style-name="dp1" draw:master-page-name="כותרת_20_ותוכן" presentation:presentation-page-layout-name="AL2T11" xml:id="id29" draw:id="id29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C</text:span><text:span text:style-name="T2">o</text:span><text:span text:style-name="T2">n</text:span><text:span text:style-name="T2">s</text:span><text:span text:style-name="T2">t 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s </text:span><text:span text:style-name="T2">w</text:span><text:span text:style-name="T2">it</text:span><text:span text:style-name="T2">h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
          </draw:text-box>
        </draw:frame>
        <draw:frame draw:name="מציין מיקום של מספר שקופית 6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5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2">public</text:span><text:span text:style-name="T33">: </text:span><text:span text:style-name="T33"><text:line-break/></text:span><text:span text:style-name="T33">   </text:span><text:span text:style-name="T32">int</text:span><text:span text:style-name="T33"> &amp; _i; </text:span><text:span text:style-name="T33"><text:line-break/></text:span><text:span text:style-name="T33">   A(</text:span><text:span text:style-name="T32">int</text:span><text:span text:style-name="T33"> &amp;i); </text:span><text:span text:style-name="T33"><text:line-break/></text:span><text:span text:style-name="T33">   </text:span><text:span text:style-name="T32">void</text:span><text:span text:style-name="T33"> foo() </text:span><text:span text:style-name="T32">const</text:span><text:span text:style-name="T33">; </text:span><text:span text:style-name="T33"><text:line-break/></text:span><text:span text:style-name="T33">}; </text:span><text:span text:style-name="T33"><text:line-break/></text:span><text:span text:style-name="T33">A::A(</text:span><text:span text:style-name="T32">int</text:span><text:span text:style-name="T33"> &amp;i) : _i(i) </text:span><text:span text:style-name="T33"><text:line-break/></text:span><text:span text:style-name="T33">{ </text:span><text:span text:style-name="T33"><text:line-break/></text:span><text:span text:style-name="T33">    </text:span><text:span text:style-name="T33"><text:line-break/></text:span><text:span text:style-name="T33">} </text:span><text:span text:style-name="T33"><text:line-break/></text:span><text:span text:style-name="T32">void</text:span><text:span text:style-name="T33"> A::foo() </text:span><text:span text:style-name="T32">const</text:span><text:span text:style-name="T33"> </text:span><text:span text:style-name="T33"><text:line-break/></text:span><text:span text:style-name="T33">{ </text:span><text:span text:style-name="T33"><text:line-break/></text:span><text:span text:style-name="T33">   _i++; </text:span><text:span text:style-name="T33"><text:line-break/></text:span><text:span text:style-name="T33">} </text:span><text:span text:style-name="T33"><text:line-break/></text:span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 i = </text:span><text:span text:style-name="T55">5</text:span><text:span text:style-name="T33">; </text:span><text:span text:style-name="T33"><text:line-break/></text:span><text:span text:style-name="T33">   </text:span><text:span text:style-name="T32">const</text:span><text:span text:style-name="T33"> A a (i); </text:span><text:span text:style-name="T33"><text:line-break/></text:span><text:span text:style-name="T33">   std::cout &lt;&lt; </text:span><text:span text:style-name="T33"><text:line-break/></text:span><text:span text:style-name="T33">   a._i &lt;&lt; std::endl; </text:span><text:span text:style-name="T33"><text:line-break/></text:span><text:span text:style-name="T33">   a.foo(); </text:span><text:span text:style-name="T33"><text:line-break/></text:span><text:span text:style-name="T33">   std::cout &lt;&lt; </text:span><text:span text:style-name="T33"><text:line-break/></text:span><text:span text:style-name="T33">   a._i &lt;&lt; std::endl; </text:span><text:span text:style-name="T33"><text:line-break/></text:span><text:span text:style-name="T33">} </text:span></text:p>
          </draw:text-box>
        </draw:frame>
        <draw:line draw:name="Line 4" draw:style-name="gr5" draw:text-style-name="P8" draw:layer="layout" svg:x1="11.853cm" svg:y1="3.32cm" svg:x2="11.893cm" svg:y2="18.203cm">
          <text:p/>
        </draw:line>
        <draw:custom-shape draw:name="Rectangle 6" draw:style-name="gr18" draw:text-style-name="P46" draw:layer="layout" svg:width="12.382cm" svg:height="2.742cm" svg:x="12.171cm" svg:y="15.663cm">
          <text:p text:style-name="P36"><text:span text:style-name="T48">// output</text:span></text:p>
          <text:p text:style-name="P37"><text:span text:style-name="T49">5</text:span></text:p>
          <text:p text:style-name="P37"><text:span text:style-name="T4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." draw:style-name="dp1" draw:master-page-name="כותרת_20_ותוכן" presentation:presentation-page-layout-name="AL2T11" xml:id="id30" draw:id="id30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I</text:span><text:span text:style-name="T2">n</text:span><text:span text:style-name="T2">it</text:span><text:span text:style-name="T2">i</text:span><text:span text:style-name="T2">a</text:span><text:span text:style-name="T2">li</text:span><text:span text:style-name="T2">z</text:span><text:span text:style-name="T2">a</text:span><text:span text:style-name="T2">ti</text:span><text:span text:style-name="T2">o</text:span><text:span text:style-name="T2">n </text:span><text:span text:style-name="T2">o</text:span><text:span text:style-name="T2">f </text:span><text:span text:style-name="T2">c</text:span><text:span text:style-name="T2">o</text:span><text:span text:style-name="T2">n</text:span><text:span text:style-name="T2">s</text:span><text:span text:style-name="T2">t </text:span><text:span text:style-name="T2">a</text:span><text:span text:style-name="T2">n</text:span><text:span text:style-name="T2">d </text:span><text:span text:style-name="T2">r</text:span><text:span text:style-name="T2">e</text:span><text:span text:style-name="T2">f.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5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&amp; _a; </text:span><text:span text:style-name="T33"><text:line-break/></text:span><text:span text:style-name="T33">   </text:span><text:span text:style-name="T32">const</text:span><text:span text:style-name="T33"> </text:span><text:span text:style-name="T32">int</text:span><text:span text:style-name="T33"> _b; </text:span><text:span text:style-name="T33"><text:line-break/></text:span><text:span text:style-name="T32">public</text:span><text:span text:style-name="T33">: </text:span><text:span text:style-name="T33"><text:line-break/></text:span><text:span text:style-name="T33">   A(</text:span><text:span text:style-name="T32">int</text:span><text:span text:style-name="T33">&amp; a); </text:span><text:span text:style-name="T33"><text:line-break/></text:span><text:span text:style-name="T33">}; </text:span><text:span text:style-name="T33"><text:line-break/></text:span><text:span text:style-name="T33">A::A(</text:span><text:span text:style-name="T32">int</text:span><text:span text:style-name="T33">&amp; a) </text:span><text:span text:style-name="T33"><text:line-break/></text:span><text:span text:style-name="T33">{ </text:span><text:span text:style-name="T33"><text:line-break/></text:span><text:span text:style-name="T33">   _a = a; </text:span><text:span text:style-name="T33"><text:line-break/></text:span><text:span text:style-name="T33">   _b = </text:span><text:span text:style-name="T55">5</text:span><text:span text:style-name="T33">;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/></text:p>
            <text:p text:style-name="P15"><text:span text:style-name="T33"><text:line-break/></text:span><text:span text:style-name="T33"/></text:p>
          </draw:text-box>
        </draw:frame>
        <draw:line draw:name="Line 5" draw:style-name="gr5" draw:text-style-name="P8" draw:layer="layout" svg:x1="13.123cm" svg:y1="2.54cm" svg:x2="13.124cm" svg:y2="18.415cm">
          <text:p/>
        </draw:line>
        <draw:custom-shape draw:name="Rectangle 8" draw:style-name="gr19" draw:text-style-name="P48" draw:layer="layout" svg:width="23.185cm" svg:height="5.079cm" svg:x="1.79cm" svg:y="13.97cm">
          <text:p text:style-name="P47"><text:span text:style-name="T56">// compilation error</text:span></text:p>
          <text:p text:style-name="P47"><text:span text:style-name="T57">Const and ref vars must initialized in their declaration (when they are created): </text:span></text:p>
          <text:p text:style-name="P47"><text:span text:style-name="T57">For fields of a class it’s in the initialization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" draw:style-name="dp1" draw:master-page-name="כותרת_20_ותוכן" presentation:presentation-page-layout-name="AL2T11" xml:id="id31" draw:id="id31">
        <office:forms form:automatic-focus="false" form:apply-design-mode="false"/>
        <draw:frame draw:name="Rectangle 2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I</text:span><text:span text:style-name="T2">n</text:span><text:span text:style-name="T2">it</text:span><text:span text:style-name="T2">i</text:span><text:span text:style-name="T2">a</text:span><text:span text:style-name="T2">li</text:span><text:span text:style-name="T2">z</text:span><text:span text:style-name="T2">a</text:span><text:span text:style-name="T2">ti</text:span><text:span text:style-name="T2">o</text:span><text:span text:style-name="T2">n </text:span><text:span text:style-name="T2">o</text:span><text:span text:style-name="T2">f </text:span><text:span text:style-name="T2">c</text:span><text:span text:style-name="T2">o</text:span><text:span text:style-name="T2">n</text:span><text:span text:style-name="T2">s</text:span><text:span text:style-name="T2">t </text:span><text:span text:style-name="T2">a</text:span><text:span text:style-name="T2">n</text:span><text:span text:style-name="T2">d </text:span><text:span text:style-name="T2">r</text:span><text:span text:style-name="T2">e</text:span><text:span text:style-name="T2">f</text:span></text:p>
          </draw:text-box>
        </draw:frame>
        <draw:frame draw:name="מציין מיקום של מספר שקופית 4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5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&amp; _a; </text:span><text:span text:style-name="T33"><text:line-break/></text:span><text:span text:style-name="T33">   </text:span><text:span text:style-name="T32">const</text:span><text:span text:style-name="T33"> </text:span><text:span text:style-name="T32">int</text:span><text:span text:style-name="T33"> _b; </text:span><text:span text:style-name="T33"><text:line-break/></text:span><text:span text:style-name="T32">public</text:span><text:span text:style-name="T33">: </text:span><text:span text:style-name="T33"><text:line-break/></text:span><text:span text:style-name="T33">   A(</text:span><text:span text:style-name="T32">int</text:span><text:span text:style-name="T33">&amp; a); </text:span><text:span text:style-name="T33"><text:line-break/></text:span><text:span text:style-name="T33">}; </text:span><text:span text:style-name="T33"><text:line-break/></text:span><text:span text:style-name="T33">A::A(</text:span><text:span text:style-name="T32">int</text:span><text:span text:style-name="T33">&amp; a) </text:span><text:span text:style-name="T33"><text:line-break/></text:span><text:span text:style-name="T33">{ </text:span><text:span text:style-name="T33"><text:line-break/></text:span><text:span text:style-name="T33">   _a = a; </text:span><text:span text:style-name="T33"><text:line-break/></text:span><text:span text:style-name="T33">   _b = </text:span><text:span text:style-name="T55">5</text:span><text:span text:style-name="T33">;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/></text:p>
            <text:p text:style-name="P15"><text:span text:style-name="T33"><text:line-break/></text:span><text:span text:style-name="T33"/></text:p>
          </draw:text-box>
        </draw:frame>
        <draw:line draw:name="Line 5" draw:style-name="gr5" draw:text-style-name="P8" draw:layer="layout" svg:x1="13.123cm" svg:y1="2.54cm" svg:x2="13.124cm" svg:y2="18.415cm">
          <text:p/>
        </draw:line>
        <draw:custom-shape draw:name="Rectangle 8" draw:style-name="gr20" draw:text-style-name="P49" draw:layer="layout" svg:width="11.12cm" svg:height="5.079cm" svg:x="1.79cm" svg:y="13.97cm">
          <text:p text:style-name="P47"><text:span text:style-name="T56">// compilati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8" draw:layer="layout" svg:width="11.641cm" svg:height="14.181cm" svg:x="13.758cm" svg:y="2.54cm">
          <text:p text:style-name="P12"><text:span text:style-name="T15">class</text:span><text:span text:style-name="T16"> A </text:span><text:span text:style-name="T16"><text:line-break/></text:span><text:span text:style-name="T16">{ </text:span><text:span text:style-name="T16"><text:line-break/></text:span><text:span text:style-name="T16">   </text:span><text:span text:style-name="T15">int</text:span><text:span text:style-name="T16">&amp; _a; </text:span><text:span text:style-name="T16"><text:line-break/></text:span><text:span text:style-name="T16">   </text:span><text:span text:style-name="T15">const</text:span><text:span text:style-name="T16"> </text:span><text:span text:style-name="T15">int</text:span><text:span text:style-name="T16"> _b; </text:span><text:span text:style-name="T16"><text:line-break/></text:span><text:span text:style-name="T15">public</text:span><text:span text:style-name="T16">: </text:span><text:span text:style-name="T16"><text:line-break/></text:span><text:span text:style-name="T16">   A(</text:span><text:span text:style-name="T15">int</text:span><text:span text:style-name="T16">&amp; a); </text:span><text:span text:style-name="T16"><text:line-break/></text:span><text:span text:style-name="T16">}; </text:span><text:span text:style-name="T16"><text:line-break/></text:span><text:span text:style-name="T16">A::A(</text:span><text:span text:style-name="T15">int</text:span><text:span text:style-name="T16">&amp; a) <text:s/></text:span><text:span text:style-name="T16"><text:line-break/></text:span><text:span text:style-name="T16"> : _a(a), _b(</text:span><text:span text:style-name="T35">5</text:span><text:span text:style-name="T16">) </text:span><text:span text:style-name="T16"><text:line-break/></text:span><text:span text:style-name="T16">{ </text:span><text:span text:style-name="T16"><text:line-break/></text:span><text:span text:style-name="T16">} </text:span><text:span text:style-name="T16"><text:line-break/></text:span><text:span text:style-name="T16"><text:line-break/></text:span><text:span text:style-name="T16"><text:line-break/></text:span><text:span text:style-name="T16"/></text:p>
          <text:p text:style-name="P12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50" draw:layer="layout" svg:width="11.12cm" svg:height="5.079cm" svg:x="13.758cm" svg:y="13.97cm">
          <text:p text:style-name="P47"><text:span text:style-name="T58">// compiles 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23" draw:text-style-name="P8" draw:layer="layout" svg:width="7.407cm" svg:height="1.057cm" svg:x="13.758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 xml:id="id32" draw:id="id32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m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11">
              <text:list-item>
                <text:p text:style-name="P51"><text:span text:style-name="T59">mutable </text:span><text:span text:style-name="T27">means that a variable can be changed by a const function (even if the object is const)</text:span></text:p>
              </text:list-item>
              <text:list-item>
                <text:p text:style-name="P51"><text:span text:style-name="T27">Can be applied only to </text:span><text:span text:style-name="T60">non-static and non-const data members of a clas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 xml:id="id33" draw:id="id33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m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: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 </text:span><text:span text:style-name="T2">#</text:span><text:span text:style-name="T2">1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9">class</text:span><text:span text:style-name="T61"> X</text:span></text:p>
            <text:p text:style-name="P10"><text:span text:style-name="T61">{ </text:span><text:span text:style-name="T61"><text:line-break/></text:span><text:span text:style-name="T59">public</text:span><text:span text:style-name="T61">:</text:span></text:p>
            <text:p text:style-name="P10"><text:span text:style-name="T61"><text:s text:c="2"/></text:span><text:span text:style-name="T61">...</text:span></text:p>
            <text:p text:style-name="P10"><text:span text:style-name="T61"><text:s text:c="2"/></text:span><text:span text:style-name="T61">X() : _fooAccessCount(0) {}</text:span></text:p>
            <text:p text:style-name="P10"><text:span text:style-name="T61"> </text:span></text:p>
            <text:p text:style-name="P10"><text:span text:style-name="T61">  </text:span><text:span text:style-name="T59">bool</text:span><text:span text:style-name="T61"> foo() </text:span><text:span text:style-name="T59">const</text:span><text:span text:style-name="T61"> </text:span><text:span text:style-name="T61"><text:line-break/></text:span><text:span text:style-name="T61">   { </text:span><text:span text:style-name="T61"><text:line-break/></text:span><text:span text:style-name="T61">      ++_fooAccessCount;</text:span></text:p>
            <text:p text:style-name="P10"><text:span text:style-name="T61"><text:s text:c="6"/></text:span><text:span text:style-name="T61">... </text:span><text:span text:style-name="T61"><text:line-break/></text:span><text:span text:style-name="T61">   } </text:span></text:p>
            <text:p text:style-name="P10"><text:span text:style-name="T61"><text:s text:c="3"/></text:span><text:span text:style-name="T59">unsigned int </text:span><text:span text:style-name="T61">fooAccessCount() { return _fooAccessCount; }</text:span><text:span text:style-name="T61"><text:line-break/></text:span><text:span text:style-name="T61"/></text:p>
            <text:p text:style-name="P10"><text:span text:style-name="T59">private</text:span><text:span text:style-name="T61">: </text:span><text:span text:style-name="T61"><text:line-break/></text:span><text:span text:style-name="T61">   </text:span><text:span text:style-name="T59">mutable unsigned int </text:span><text:span text:style-name="T61">_fooAccessCount; </text:span><text:span text:style-name="T61"><text:line-break/></text:span><text:span text:style-name="T61">}; </text:span><text:span text:style-name="T61"><text:line-break/></text:span><text:span text:style-name="T61"/>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 xml:id="id34" draw:id="id34">
        <office:forms form:automatic-focus="false" form:apply-design-mode="false"/>
        <draw:frame draw:name="כותרת 1" presentation:style-name="pr3" draw:text-style-name="P2" draw:layer="layout" svg:width="23.706cm" svg:height="1.776cm" svg:x="0.847cm" svg:y="0.763cm" presentation:class="title" presentation:user-transformed="true">
          <draw:text-box>
            <text:p text:style-name="P4"><text:span text:style-name="T2">m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: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 </text:span><text:span text:style-name="T2">#</text:span><text:span text:style-name="T2">2</text:span></text:p>
          </draw:text-box>
        </draw:frame>
        <draw:frame draw:name="מציין מיקום של מספר שקופית 2" presentation:style-name="pr4" draw:text-style-name="P6" draw:layer="layout" svg:width="0.846cm" svg:height="0.846cm" svg:x="0cm" svg:y="18.20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9">class</text:span><text:span text:style-name="T61"> Shape</text:span></text:p>
            <text:p text:style-name="P10"><text:span text:style-name="T61">{ </text:span><text:span text:style-name="T61"><text:line-break/></text:span><text:span text:style-name="T59">public</text:span><text:span text:style-name="T61">:</text:span></text:p>
            <text:p text:style-name="P10"><text:span text:style-name="T61"><text:s text:c="2"/></text:span><text:span text:style-name="T61">...</text:span></text:p>
            <text:p text:style-name="P10"><text:span text:style-name="T59"><text:s text:c="2"/></text:span><text:span text:style-name="T59">void </text:span><text:span text:style-name="T61">set...(...) { _areaNeedUpdate= </text:span><text:span text:style-name="T59">true</text:span><text:span text:style-name="T61">; ... }</text:span><text:span text:style-name="T59"> </text:span><text:span text:style-name="T61">  </text:span></text:p>
            <text:p text:style-name="P10"><text:span text:style-name="T59"><text:s text:c="2"/></text:span><text:span text:style-name="T59">double</text:span><text:span text:style-name="T61"> area() </text:span><text:span text:style-name="T59">const</text:span><text:span text:style-name="T61"> </text:span><text:span text:style-name="T61"><text:line-break/></text:span><text:span text:style-name="T61">   { </text:span><text:span text:style-name="T61"><text:line-break/></text:span><text:span text:style-name="T61">      if (_areaNeedUpdate) {</text:span></text:p>
            <text:p text:style-name="P10"><text:span text:style-name="T61"><text:s text:c="9"/></text:span><text:span text:style-name="T61">...</text:span></text:p>
            <text:p text:style-name="P10"><text:span text:style-name="T61"><text:s text:c="9"/></text:span><text:span text:style-name="T61">_areaNeedUpdate= </text:span><text:span text:style-name="T59">false</text:span><text:span text:style-name="T61">;</text:span></text:p>
            <text:p text:style-name="P10"><text:span text:style-name="T61"><text:s text:c="6"/></text:span><text:span text:style-name="T61">}</text:span></text:p>
            <text:p text:style-name="P10"><text:span text:style-name="T61"><text:s text:c="6"/></text:span><text:span text:style-name="T61">return _area; </text:span><text:span text:style-name="T61"><text:line-break/></text:span><text:span text:style-name="T61">   } </text:span></text:p>
            <text:p text:style-name="P10"><text:span text:style-name="T59">private</text:span><text:span text:style-name="T61">: </text:span><text:span text:style-name="T61"><text:line-break/></text:span><text:span text:style-name="T61">   </text:span><text:span text:style-name="T59">mutable bool </text:span><text:span text:style-name="T61">_areaNeedUpdate= </text:span><text:span text:style-name="T59">true</text:span><text:span text:style-name="T61">;</text:span></text:p>
            <text:p text:style-name="P10"><text:span text:style-name="T61"><text:s text:c="3"/></text:span><text:span text:style-name="T59">mutable double </text:span><text:span text:style-name="T61">_area;</text:span><text:span text:style-name="T61"><text:line-break/></text:span><text:span text:style-name="T61">}; </text:span><text:span text:style-name="T61"><text:line-break/></text:span><text:span text:style-name="T61"/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1" draw:display-name="msFillBitmap 11" xlink:href="Pictures/100000000000001000000001D32C84ABC71FCAFD.png" xlink:type="simple" xlink:show="embed" xlink:actuate="onLoad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</text:span><text:span text:style-name="MT6">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3</meta:editing-cycles>
    <meta:print-date>1999-11-04T13:06:28</meta:print-date>
    <meta:creation-date>1999-10-10T10:49:40</meta:creation-date>
    <dc:date>2018-02-13T14:53:58.276206139</dc:date>
    <meta:editing-duration>P26DT17H57M3S</meta:editing-duration>
    <meta:generator>LibreOffice/5.1.6.2$Linux_X86_64 LibreOffice_project/10m0$Build-2</meta:generator>
    <meta:document-statistic meta:object-count="264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